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emf" manifest:media-type="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01">
      <style:graphic-properties draw:fill="none" draw:stroke="solid" svg:stroke-width="0.01389in" svg:stroke-color="#000000" draw:marker-end="a400" svg:stroke-opacity="100%" draw:stroke-linejoin="miter" svg:stroke-linecap="butt"/>
    </style:style>
    <style:style style:family="graphic" style:name="a403">
      <style:graphic-properties draw:fill="none" draw:stroke="solid" svg:stroke-width="0.01389in" svg:stroke-color="#000000" draw:marker-end="a402" svg:stroke-opacity="100%" draw:stroke-linejoin="miter" svg:stroke-linecap="butt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08">
      <style:graphic-properties draw:fill="none" draw:stroke="solid" svg:stroke-width="0.01389in" svg:stroke-color="#000000" draw:marker-end="a407" svg:stroke-opacity="100%" draw:stroke-linejoin="miter" svg:stroke-linecap="butt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7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02">
      <style:graphic-properties draw:fill="none" draw:stroke="solid" svg:stroke-width="0.02083in" svg:stroke-color="#000000" draw:marker-end="a601" svg:stroke-opacity="100%" draw:stroke-linejoin="miter" svg:stroke-linecap="butt"/>
    </style:style>
    <style:style style:family="paragraph" style:name="a3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8">
      <style:graphic-properties fo:wrap-option="wrap" fo:padding-top="0.05in" fo:padding-bottom="0.05in" fo:padding-left="0.1in" fo:padding-right="0.1in" draw:textarea-vertical-align="middle" draw:textarea-horizontal-align="center" draw:fill="solid" draw:fill-color="#70ad47" draw:opacity="100%" draw:stroke="solid" svg:stroke-width="0.01389in" svg:stroke-color="#507e3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04">
      <style:graphic-properties draw:fill="none" draw:stroke="solid" svg:stroke-width="0.01389in" svg:stroke-color="#000000" draw:marker-end="a603" svg:stroke-opacity="100%" draw:stroke-linejoin="miter" svg:stroke-linecap="butt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06">
      <style:graphic-properties draw:fill="none" draw:stroke="solid" svg:stroke-width="0.01389in" svg:stroke-color="#000000" draw:marker-end="a605" svg:stroke-opacity="100%" draw:stroke-linejoin="miter" svg:stroke-linecap="butt"/>
    </style:style>
    <style:style style:family="graphic" style:name="a608">
      <style:graphic-properties draw:fill="none" draw:stroke="solid" svg:stroke-width="0.02083in" svg:stroke-color="#000000" draw:marker-end="a607" svg:stroke-opacity="100%" draw:stroke-linejoin="miter" svg:stroke-linecap="butt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10">
      <style:graphic-properties draw:fill="none" draw:stroke="solid" svg:stroke-width="0.01389in" svg:stroke-color="#000000" draw:marker-end="a409" svg:stroke-opacity="100%" draw:stroke-linejoin="miter" svg:stroke-linecap="butt"/>
    </style:style>
    <style:style style:family="graphic" style:name="a412">
      <style:graphic-properties draw:fill="none" draw:stroke="solid" svg:stroke-width="0.01389in" svg:stroke-color="#000000" draw:marker-end="a411" svg:stroke-opacity="100%" draw:stroke-linejoin="miter" svg:stroke-linecap="butt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8">
      <style:graphic-properties fo:wrap-option="wrap" fo:padding-top="0.05in" fo:padding-bottom="0.05in" fo:padding-left="0.1in" fo:padding-right="0.1in" draw:textarea-vertical-align="middle" draw:textarea-horizontal-align="center" draw:fill="solid" draw:fill-color="#70ad47" draw:opacity="100%" draw:stroke="solid" svg:stroke-width="0.01389in" svg:stroke-color="#507e3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381">
      <style:graphic-properties fo:wrap-option="wrap" fo:padding-top="0.05in" fo:padding-bottom="0.05in" fo:padding-left="0.1in" fo:padding-right="0.1in" draw:textarea-vertical-align="middle" draw:textarea-horizontal-align="center" draw:fill="solid" draw:fill-color="#70ad47" draw:opacity="100%" draw:stroke="solid" svg:stroke-width="0.01389in" svg:stroke-color="#507e3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8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1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1">
      <style:graphic-properties fo:wrap-option="wrap" fo:padding-top="0.05in" fo:padding-bottom="0.05in" fo:padding-left="0.1in" fo:padding-right="0.1in" draw:textarea-vertical-align="middle" draw:textarea-horizontal-align="center" draw:fill="solid" draw:fill-color="#70ad47" draw:opacity="100%" draw:stroke="solid" svg:stroke-width="0.01389in" svg:stroke-color="#507e3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5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24" draw:stroke="solid" svg:stroke-width="0.00694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29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28" draw:stroke="solid" svg:stroke-width="0.00694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2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399">
      <style:graphic-properties draw:fill="none" draw:stroke="solid" svg:stroke-width="0.01389in" svg:stroke-color="#000000" draw:marker-end="a398" svg:stroke-opacity="100%" draw:stroke-linejoin="miter" svg:stroke-linecap="butt"/>
    </style:style>
    <style:style style:family="paragraph" style:name="a6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2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3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32" draw:stroke="solid" svg:stroke-width="0.00694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35">
      <style:graphic-properties draw:fill="none" draw:stroke="solid" svg:stroke-width="0.01389in" svg:stroke-color="#000000" draw:marker-end="a434" svg:stroke-opacity="100%" draw:stroke-linejoin="miter" svg:stroke-linecap="butt"/>
    </style:style>
    <style:style style:family="graphic" style:name="a437">
      <style:graphic-properties draw:fill="none" draw:stroke="solid" svg:stroke-width="0.01389in" svg:stroke-color="#000000" draw:marker-end="a436" svg:stroke-opacity="100%" draw:stroke-linejoin="miter" svg:stroke-linecap="butt"/>
    </style:style>
    <style:style style:family="graphic" style:name="a439">
      <style:graphic-properties draw:fill="none" draw:stroke="solid" svg:stroke-width="0.01389in" svg:stroke-color="#000000" draw:marker-end="a438" svg:stroke-opacity="100%" draw:stroke-linejoin="miter" svg:stroke-linecap="butt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44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507e3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1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507e3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53">
      <style:graphic-properties draw:fill="none" draw:stroke="solid" svg:stroke-width="0.01389in" svg:stroke-color="#4472c4" draw:marker-end="a452" svg:stroke-opacity="100%" draw:stroke-linejoin="miter" svg:stroke-linecap="butt"/>
    </style:style>
    <style:style style:family="graphic" style:name="a455">
      <style:graphic-properties draw:fill="none" draw:stroke="solid" svg:stroke-width="0.01389in" svg:stroke-color="#4472c4" draw:marker-end="a454" svg:stroke-opacity="100%" draw:stroke-linejoin="miter" svg:stroke-linecap="butt"/>
    </style:style>
    <style:style style:family="graphic" style:name="a457">
      <style:graphic-properties draw:fill="none" draw:stroke="solid" svg:stroke-width="0.01389in" svg:stroke-color="#4472c4" draw:marker-end="a456" svg:stroke-opacity="100%" draw:stroke-linejoin="miter" svg:stroke-linecap="butt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5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1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507e3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69">
      <style:graphic-properties draw:fill="none" draw:stroke="solid" svg:stroke-width="0.01389in" svg:stroke-color="#4472c4" draw:marker-end="a468" svg:stroke-opacity="100%" draw:stroke-linejoin="miter" svg:stroke-linecap="butt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6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ffffff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08">
      <style:graphic-properties draw:fill="none" draw:stroke="solid" svg:stroke-width="0.01389in" svg:stroke-color="#4472c4" draw:marker-end="a507" svg:stroke-opacity="100%" draw:stroke-linejoin="miter" svg:stroke-linecap="butt"/>
    </style:style>
    <style:style style:family="paragraph" style:name="a4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0">
      <style:graphic-properties draw:fill="none" draw:stroke="solid" svg:stroke-width="0.00694in" svg:stroke-color="#000000" draw:marker-end="a699" svg:stroke-opacity="100%" draw:stroke-linejoin="miter" svg:stroke-linecap="butt"/>
    </style:style>
    <style:style style:family="graphic" style:name="a47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02">
      <style:graphic-properties draw:fill="none" draw:stroke="solid" svg:stroke-width="0.00694in" svg:stroke-color="#000000" draw:marker-end="a701" svg:stroke-opacity="100%" draw:stroke-linejoin="miter" svg:stroke-linecap="butt"/>
    </style:style>
    <style:style style:family="paragraph" style:name="a4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04">
      <style:graphic-properties draw:fill="none" draw:stroke="solid" svg:stroke-width="0.02083in" svg:stroke-color="#000000" draw:marker-end="a703" svg:stroke-opacity="100%" draw:stroke-linejoin="miter" svg:stroke-linecap="butt"/>
    </style:style>
    <style:style style:family="graphic" style:name="a706">
      <style:graphic-properties draw:fill="none" draw:stroke="solid" svg:stroke-width="0.02083in" svg:stroke-color="#000000" draw:marker-end="a705" svg:stroke-opacity="100%" draw:stroke-linejoin="miter" svg:stroke-linecap="butt"/>
    </style:style>
    <style:style style:family="graphic" style:name="a708">
      <style:graphic-properties draw:fill="none" draw:stroke="solid" svg:stroke-width="0.02083in" svg:stroke-color="#000000" draw:marker-end="a707" svg:stroke-opacity="100%" draw:stroke-linejoin="miter" svg:stroke-linecap="butt"/>
    </style:style>
    <style:style style:family="graphic" style:name="a67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76">
      <style:graphic-properties draw:fill="none" draw:stroke="solid" svg:stroke-width="0.02083in" svg:stroke-color="#000000" draw:marker-end="a675" svg:stroke-opacity="100%" draw:stroke-linejoin="miter" svg:stroke-linecap="butt"/>
    </style:style>
    <style:style style:family="graphic" style:name="a678">
      <style:graphic-properties draw:fill="none" draw:stroke="solid" svg:stroke-width="0.02083in" svg:stroke-color="#000000" draw:marker-end="a677" svg:stroke-opacity="100%" draw:stroke-linejoin="miter" svg:stroke-linecap="butt"/>
    </style:style>
    <style:style style:family="graphic" style:name="a510">
      <style:graphic-properties draw:fill="none" draw:stroke="solid" svg:stroke-width="0.01389in" svg:stroke-color="#4472c4" draw:marker-end="a509" svg:stroke-opacity="100%" draw:stroke-linejoin="miter" svg:stroke-linecap="butt"/>
    </style:style>
    <style:style style:family="graphic" style:name="a512">
      <style:graphic-properties draw:fill="none" draw:stroke="solid" svg:stroke-width="0.01389in" svg:stroke-color="#4472c4" draw:marker-end="a511" svg:stroke-opacity="100%" draw:stroke-linejoin="miter" svg:stroke-linecap="butt"/>
    </style:style>
    <style:style style:family="graphic" style:name="a514">
      <style:graphic-properties draw:fill="none" draw:stroke="solid" svg:stroke-width="0.01389in" svg:stroke-color="#000000" draw:marker-end="a513" svg:stroke-opacity="100%" draw:stroke-linejoin="miter" svg:stroke-linecap="butt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0">
      <style:graphic-properties draw:fill="none" draw:stroke="solid" svg:stroke-width="0.02083in" svg:stroke-color="#000000" draw:marker-end="a709" svg:stroke-opacity="100%" draw:stroke-linejoin="miter" svg:stroke-linecap="butt"/>
    </style:style>
    <style:style style:family="graphic" style:name="a486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ffffff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drawing-page" style:name="a7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4">
      <style:graphic-properties draw:fill="none" draw:stroke="solid" svg:stroke-width="0.01042in" svg:stroke-color="#000000" draw:marker-start="a712" draw:marker-end="a713" svg:stroke-opacity="100%" draw:stroke-linejoin="round" svg:stroke-linecap="butt"/>
    </style:style>
    <style:style style:family="graphic" style:name="a717">
      <style:graphic-properties draw:fill="none" draw:stroke="solid" svg:stroke-width="0.01042in" svg:stroke-color="#000000" draw:marker-start="a715" draw:marker-end="a716" svg:stroke-opacity="100%" draw:stroke-linejoin="round" svg:stroke-linecap="butt"/>
    </style:style>
    <style:style style:family="graphic" style:name="a680">
      <style:graphic-properties draw:fill="none" draw:stroke="solid" svg:stroke-width="0.02083in" svg:stroke-color="#000000" draw:marker-end="a679" svg:stroke-opacity="100%" draw:stroke-linejoin="miter" svg:stroke-linecap="butt"/>
    </style:style>
    <style:style style:family="graphic" style:name="a682">
      <style:graphic-properties draw:fill="none" draw:stroke="solid" svg:stroke-width="0.02083in" svg:stroke-color="#000000" draw:marker-end="a681" svg:stroke-opacity="100%" draw:stroke-linejoin="miter" svg:stroke-linecap="butt"/>
    </style:style>
    <style:style style:family="graphic" style:name="a684">
      <style:graphic-properties draw:fill="none" draw:stroke="solid" svg:stroke-width="0.02083in" svg:stroke-color="#000000" draw:marker-end="a683" svg:stroke-opacity="100%" draw:stroke-linejoin="miter" svg:stroke-linecap="butt"/>
    </style:style>
    <style:style style:family="text" style:name="a6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3">
      <style:graphic-properties fo:wrap-option="wrap" fo:padding-top="0.05in" fo:padding-bottom="0.05in" fo:padding-left="0.1in" fo:padding-right="0.1in" draw:textarea-vertical-align="middle" draw:textarea-horizontal-align="center" draw:fill="solid" draw:fill-color="#afabab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25">
      <style:graphic-properties draw:fill="none" draw:stroke="solid" svg:stroke-width="0.00694in" svg:stroke-color="#000000" draw:marker-end="a524" svg:stroke-opacity="100%" draw:stroke-linejoin="miter" svg:stroke-linecap="butt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0">
      <style:graphic-properties draw:fill="none" draw:stroke="solid" svg:stroke-width="0.01042in" svg:stroke-color="#000000" draw:marker-start="a718" draw:marker-end="a719" svg:stroke-opacity="100%" draw:stroke-linejoin="round" svg:stroke-linecap="butt"/>
    </style:style>
    <style:style style:family="graphic" style:name="a49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2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2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729" style:parent-style-name="Graphics">
      <style:graphic-properties draw:fill="none" draw:stroke="none"/>
    </style:style>
    <style:style style:family="graphic" style:name="a692">
      <style:graphic-properties draw:fill="none" draw:stroke="solid" svg:stroke-width="0.02083in" svg:stroke-color="#000000" draw:marker-end="a691" svg:stroke-opacity="100%" draw:stroke-linejoin="miter" svg:stroke-linecap="butt"/>
    </style:style>
    <style:style style:family="graphic" style:name="a694">
      <style:graphic-properties draw:fill="none" draw:stroke="solid" svg:stroke-width="0.00694in" svg:stroke-color="#000000" draw:marker-end="a693" svg:stroke-opacity="100%" draw:stroke-linejoin="miter" svg:stroke-linecap="butt"/>
    </style:style>
    <style:style style:family="graphic" style:name="a696">
      <style:graphic-properties draw:fill="none" draw:stroke="solid" svg:stroke-width="0.02083in" svg:stroke-color="#000000" draw:marker-end="a695" svg:stroke-opacity="100%" draw:stroke-linejoin="miter" svg:stroke-linecap="butt"/>
    </style:style>
    <style:style style:family="graphic" style:name="a698">
      <style:graphic-properties draw:fill="none" draw:stroke="solid" svg:stroke-width="0.02083in" svg:stroke-color="#000000" draw:marker-end="a697" svg:stroke-opacity="100%" draw:stroke-linejoin="miter" svg:stroke-linecap="butt"/>
    </style:style>
    <style:style style:family="paragraph" style:name="a5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4">
      <style:graphic-properties fo:wrap-option="wrap" fo:padding-top="0.05in" fo:padding-bottom="0.05in" fo:padding-left="0.1in" fo:padding-right="0.1in" draw:textarea-vertical-align="middle" draw:textarea-horizontal-align="center" draw:fill="solid" draw:fill-color="#afabab" draw:opacity="100%" draw:stroke="solid" svg:stroke-width="0.02083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39">
      <style:graphic-properties draw:fill="none" draw:stroke="solid" svg:stroke-width="0.00694in" svg:stroke-color="#4472c4" draw:marker-end="a538" svg:stroke-opacity="100%" draw:stroke-linejoin="miter" svg:stroke-linecap="butt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1">
      <style:graphic-properties draw:fill="none" draw:stroke="solid" svg:stroke-width="0.00694in" svg:stroke-color="#4472c4" draw:marker-end="a540" svg:stroke-opacity="100%" draw:stroke-linejoin="miter" svg:stroke-linecap="butt"/>
    </style:style>
    <style:style style:family="drawing-page" style:name="a54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44">
      <style:graphic-properties draw:fill="none" draw:stroke="solid" svg:stroke-width="0.02083in" svg:stroke-color="#000000" draw:marker-end="a543" svg:stroke-opacity="100%" draw:stroke-linejoin="miter" svg:stroke-linecap="butt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74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0694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0694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3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5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5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</office:automatic-styles>
  <office:body>
    <office:presentation>
      <draw:page draw:name="Slide1" draw:style-name="a356" draw:master-page-name="Master1-Layout1-title-Title-Slide" presentation:presentation-page-layout-name="Master1-PPL1" draw:id="Slide-256">
        <draw:frame draw:id="id63" presentation:style-name="a357" draw:name="Title 1" svg:x="1.66667in" svg:y="1.22743in" svg:width="10in" svg:height="2.61111in" presentation:class="title" presentation:placeholder="true">
          <draw:text-box/>
          <svg:title/>
          <svg:desc/>
        </draw:frame>
        <draw:frame draw:id="id64" presentation:style-name="a358" draw:name="Subtitle 2" svg:x="1.66667in" svg:y="3.93924in" svg:width="10in" svg:height="1.81076in" presentation:class="subtitle" presentation:placeholder="true">
          <draw:text-box/>
          <svg:title/>
          <svg:desc/>
        </draw:frame>
      </draw:page>
      <draw:page draw:name="Slide2" draw:style-name="a359" draw:master-page-name="Master1-Layout2-obj-Title-and-Content" presentation:presentation-page-layout-name="Master1-PPL2" draw:id="Slide-257">
        <draw:custom-shape svg:x="1.65217in" svg:y="1.86619in" svg:width="1.18841in" svg:height="0.58129in" draw:id="id65" draw:style-name="a362" draw:name="Rectangle 3">
          <svg:title/>
          <svg:desc/>
          <text:p text:style-name="a361" text:class-names="" text:cond-style-name=""><text:span text:style-name="a360" text:class-names="">Radio1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65217in" svg:y="2.71015in" svg:width="1.18841in" svg:height="0.63768in" draw:id="id66" draw:style-name="a365" draw:name="Rectangle 10">
          <svg:title/>
          <svg:desc/>
          <text:p text:style-name="a364" text:class-names="" text:cond-style-name=""><text:span text:style-name="a363" text:class-names="">Radio2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7" draw:style-name="a372" draw:name="TextBox 12" svg:x="2.12436in" svg:y="3.49583in" svg:width="0.151in" svg:height="0.65635in">
          <draw:text-box>
            <text:p text:style-name="a367" text:class-names="" text:cond-style-name=""><text:span text:style-name="a366" text:class-names="">.</text:span></text:p>
            <text:p text:style-name="a369" text:class-names="" text:cond-style-name=""><text:span text:style-name="a368" text:class-names="">.</text:span></text:p>
            <text:p text:style-name="a371" text:class-names="" text:cond-style-name=""><text:span text:style-name="a370" text:class-names="">.</text:span></text:p>
          </draw:text-box>
          <svg:title/>
          <svg:desc/>
        </draw:frame>
        <draw:custom-shape svg:x="1.65217in" svg:y="4.30018in" svg:width="1.18841in" svg:height="0.63768in" draw:id="id68" draw:style-name="a375" draw:name="Rectangle 13">
          <svg:title/>
          <svg:desc/>
          <text:p text:style-name="a374" text:class-names="" text:cond-style-name=""><text:span text:style-name="a373" text:class-names="">Radio13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45652in" svg:y="0.88406in" svg:width="1.52174in" svg:height="0.58129in" draw:id="id69" draw:style-name="a378" draw:name="Rectangle 14">
          <svg:title/>
          <svg:desc/>
          <text:p text:style-name="a377" text:class-names="" text:cond-style-name=""><text:span text:style-name="a376" text:class-names="">Production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76812in" svg:y="0.88406in" svg:width="3.34176in" svg:height="0.58129in" draw:id="id70" draw:style-name="a381" draw:name="Rectangle 15">
          <svg:title/>
          <svg:desc/>
          <text:p text:style-name="a380" text:class-names="" text:cond-style-name=""><text:span text:style-name="a379" text:class-names="">Tête de réseau DAB+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76812in" svg:y="1.88485in" svg:width="1.33333in" svg:height="0.58129in" draw:id="id71" draw:style-name="a384" draw:name="Rectangle 17">
          <svg:title/>
          <svg:desc/>
          <text:p text:style-name="a383" text:class-names="" text:cond-style-name=""><text:span text:style-name="a382" text:class-names="">Encodeur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76812in" svg:y="2.70369in" svg:width="1.33333in" svg:height="0.58129in" draw:id="id72" draw:style-name="a387" draw:name="Rectangle 20">
          <svg:title/>
          <svg:desc/>
          <text:p text:style-name="a386" text:class-names="" text:cond-style-name=""><text:span text:style-name="a385" text:class-names="">Encodeur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76812in" svg:y="4.32837in" svg:width="1.33333in" svg:height="0.58129in" draw:id="id73" draw:style-name="a390" draw:name="Rectangle 21">
          <svg:title/>
          <svg:desc/>
          <text:p text:style-name="a389" text:class-names="" text:cond-style-name=""><text:span text:style-name="a388" text:class-names="">Encodeur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4" draw:style-name="a397" draw:name="TextBox 22" svg:x="4.28378in" svg:y="3.55867in" svg:width="0.151in" svg:height="0.65635in">
          <draw:text-box>
            <text:p text:style-name="a392" text:class-names="" text:cond-style-name=""><text:span text:style-name="a391" text:class-names="">.</text:span></text:p>
            <text:p text:style-name="a394" text:class-names="" text:cond-style-name=""><text:span text:style-name="a393" text:class-names="">.</text:span></text:p>
            <text:p text:style-name="a396" text:class-names="" text:cond-style-name=""><text:span text:style-name="a395" text:class-names="">.</text:span></text:p>
          </draw:text-box>
          <svg:title/>
          <svg:desc/>
        </draw:frame>
        <draw:connector draw:type="line" svg:x1="2.84058in" svg:y1="2.15684in" draw:start-shape="id65" draw:start-glue-point="1" svg:x2="3.62319in" svg:y2="2.15684in" draw:id="id75" draw:style-name="a399" draw:name="Straight Arrow Connector 24">
          <svg:title/>
          <svg:desc/>
        </draw:connector>
        <draw:connector draw:type="line" svg:x1="2.84058in" svg:y1="3.02899in" svg:x2="3.62319in" svg:y2="3.02899in" draw:id="id76" draw:style-name="a401" draw:name="Straight Arrow Connector 25">
          <svg:title/>
          <svg:desc/>
        </draw:connector>
        <draw:connector draw:type="line" svg:x1="2.84058in" svg:y1="4.59261in" svg:x2="3.62319in" svg:y2="4.59261in" draw:id="id77" draw:style-name="a403" draw:name="Straight Arrow Connector 26">
          <svg:title/>
          <svg:desc/>
        </draw:connector>
        <draw:custom-shape svg:x="5.63044in" svg:y="1.88485in" svg:width="1.47944in" svg:height="3.05301in" draw:id="id78" draw:style-name="a406" draw:name="Rectangle 27">
          <svg:title/>
          <svg:desc/>
          <text:p text:style-name="a405" text:class-names="" text:cond-style-name=""><text:span text:style-name="a404" text:class-names="">Multiplexeur</text:span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5.21015in" svg:y1="2.19048in" svg:x2="5.52174in" svg:y2="2.19048in" draw:id="id79" draw:style-name="a408" draw:name="Straight Arrow Connector 28">
          <svg:title/>
          <svg:desc/>
        </draw:connector>
        <draw:connector draw:type="line" svg:x1="5.21015in" svg:y1="3.02899in" svg:x2="5.52174in" svg:y2="3.02899in" draw:id="id80" draw:style-name="a410" draw:name="Straight Arrow Connector 30">
          <svg:title/>
          <svg:desc/>
        </draw:connector>
        <draw:connector draw:type="line" svg:x1="5.21015in" svg:y1="4.58744in" svg:x2="5.52174in" svg:y2="4.58744in" draw:id="id81" draw:style-name="a412" draw:name="Straight Arrow Connector 31">
          <svg:title/>
          <svg:desc/>
        </draw:connector>
        <draw:custom-shape svg:x="7.63396in" svg:y="2.63927in" svg:width="1.90697in" svg:height="1in" draw:id="id82" draw:style-name="a415" draw:name="Oval 32">
          <svg:title/>
          <svg:desc/>
          <text:p text:style-name="a414" text:class-names="" text:cond-style-name=""><text:span text:style-name="a413" text:class-names="">Transport</text:span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7.16177in" svg:y="3.01999in" svg:width="0.42029in" svg:height="0.32784in" draw:id="id83" draw:style-name="a418" draw:name="Arrow: Right 33">
          <svg:title/>
          <svg:desc/>
          <text:p text:style-name="a417" text:class-names="" text:cond-style-name=""><text:span text:style-name="a416" text:class-names=""/></text:p>
          <draw:enhanced-geometry xmlns:dr3d="urn:oasis:names:tc:opendocument:xmlns:dr3d:1.0" draw:type="non-primitive" svg:viewBox="0 0 21600 21600" draw:enhanced-path="M ?f8 ?f13 L ?f12 ?f13 ?f12 ?f8 ?f9 ?f10 ?f12 ?f9 ?f12 ?f15 ?f8 ?f15 Z N" draw:text-areas="?f20 ?f13 ?f23 ?f15" draw:glue-points="?f12 ?f20 ?f12 ?f21" draw:glue-point-leaving-directions="-0, 180" draw:modifiers="13176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21600 - ?f12"/>
            <draw:equation draw:name="f17" draw:formula="0 * ?f14"/>
            <draw:equation draw:name="f18" draw:formula="21600 * ?f14"/>
            <draw:equation draw:name="f19" draw:formula="?f16 * ?f13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2 + ?f22"/>
            <draw:equation draw:name="f24" draw:formula="$0 / ?f6"/>
            <draw:equation draw:name="f25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9.64542in" svg:y="0.88406in" svg:width="2.83284in" svg:height="0.58129in" draw:id="id84" draw:style-name="a421" draw:name="Rectangle 35">
          <svg:title/>
          <svg:desc/>
          <text:p text:style-name="a420" text:class-names="" text:cond-style-name=""><text:span text:style-name="a419" text:class-names="">Réseau de diffusion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95045in" svg:y="2.23138in" svg:width="1.63768in" svg:height="0.58129in" draw:id="id85" draw:style-name="a425" draw:name="Oval 37">
          <svg:title/>
          <svg:desc/>
          <text:p text:style-name="a423" text:class-names="" text:cond-style-name=""><text:span text:style-name="a422" text:class-names="">Emetteur</text:span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06503in" svg:y="3.24271in" svg:width="1.63768in" svg:height="0.58129in" draw:id="id86" draw:style-name="a429" draw:name="Oval 38">
          <svg:title/>
          <svg:desc/>
          <text:p text:style-name="a427" text:class-names="" text:cond-style-name=""><text:span text:style-name="a426" text:class-names="">Emetteur</text:span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86232in" svg:y="2.70369in" svg:width="1.63768in" svg:height="0.58129in" draw:id="id87" draw:style-name="a433" draw:name="Oval 39">
          <svg:title/>
          <svg:desc/>
          <text:p text:style-name="a431" text:class-names="" text:cond-style-name=""><text:span text:style-name="a430" text:class-names="">Emetteur</text:span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onnector draw:type="line" svg:x1="9.16784in" svg:y1="2.70835in" svg:x2="9.95045in" svg:y2="2.52202in" draw:end-shape="id85" draw:end-glue-point="3" draw:id="id88" draw:style-name="a435" draw:name="Straight Arrow Connector 40">
          <svg:title/>
          <svg:desc/>
        </draw:connector>
        <draw:connector draw:type="line" svg:x1="9.54094in" svg:y1="3.01999in" svg:x2="10.86232in" svg:y2="2.99434in" draw:end-shape="id87" draw:end-glue-point="3" draw:id="id89" draw:style-name="a437" draw:name="Straight Arrow Connector 42">
          <svg:title/>
          <svg:desc/>
        </draw:connector>
        <draw:connector draw:type="line" svg:x1="9.42636in" svg:y1="3.42641in" svg:x2="10.06503in" svg:y2="3.53335in" draw:end-shape="id86" draw:end-glue-point="3" draw:id="id90" draw:style-name="a439" draw:name="Straight Arrow Connector 44">
          <svg:title/>
          <svg:desc/>
        </draw:connector>
        <draw:frame draw:id="id91" draw:style-name="a442" draw:name="TextBox 48" svg:x="10.93615in" svg:y="1.79173in" svg:width="0.59639in" svg:height="0.40391in">
          <draw:text-box>
            <text:p text:style-name="a441" text:class-names="" text:cond-style-name=""><text:span text:style-name="a440" text:class-names="">SFN</text:span></text:p>
          </draw:text-box>
          <svg:title/>
          <svg:desc/>
        </draw:frame>
      </draw:page>
      <draw:page draw:name="Slide3" draw:style-name="a443" draw:master-page-name="Master1-Layout2-obj-Title-and-Content" presentation:presentation-page-layout-name="Master1-PPL2" draw:id="Slide-258">
        <draw:custom-shape svg:x="0.17882in" svg:y="0.17061in" svg:width="1.52174in" svg:height="0.58129in" draw:id="id92" draw:style-name="a446" draw:name="Rectangle 14">
          <svg:title/>
          <svg:desc/>
          <text:p text:style-name="a445" text:class-names="" text:cond-style-name=""><text:span text:style-name="a444" text:class-names="">Production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97916in" svg:y="0.16797in" svg:width="7.51246in" svg:height="0.58129in" draw:id="id93" draw:style-name="a451" draw:name="Rectangle 15">
          <svg:title/>
          <svg:desc/>
          <text:p text:style-name="a450" text:class-names="" text:cond-style-name=""><text:span text:style-name="a447" text:class-names="">Tête de réseau<text:s text:c="1"/></text:span><text:span text:style-name="a448" text:class-names="">TNT</text:span><text:span text:style-name="a44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3.21657in" svg:y1="1.45485in" svg:x2="3.52816in" svg:y2="1.45485in" draw:id="id94" draw:style-name="a453" draw:name="Straight Arrow Connector 28">
          <svg:title/>
          <svg:desc/>
        </draw:connector>
        <draw:connector draw:type="line" svg:x1="3.21657in" svg:y1="2.29336in" svg:x2="3.52816in" svg:y2="2.29336in" draw:id="id95" draw:style-name="a455" draw:name="Straight Arrow Connector 30">
          <svg:title/>
          <svg:desc/>
        </draw:connector>
        <draw:connector draw:type="line" svg:x1="3.21657in" svg:y1="3.85181in" svg:x2="3.52816in" svg:y2="3.85181in" draw:id="id96" draw:style-name="a457" draw:name="Straight Arrow Connector 31">
          <svg:title/>
          <svg:desc/>
        </draw:connector>
        <draw:custom-shape svg:x="2.21808in" svg:y="5.4292in" svg:width="6.49182in" svg:height="0.54716in" draw:id="id97" draw:style-name="a461" draw:name="Rectangle 35">
          <svg:title/>
          <svg:desc/>
          <text:p text:style-name="a460" text:class-names="" text:cond-style-name=""><text:span text:style-name="a458" text:class-names="">Site<text:s text:c="1"/></text:span><text:span text:style-name="a459" text:class-names="">de diffusion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58191in" svg:y="1.0713in" svg:width="1.86559in" svg:height="3.11499in" draw:id="id98" draw:style-name="a464" draw:name="Rectangle 32">
          <svg:title/>
          <svg:desc/>
          <text:p text:style-name="a463" text:class-names="" text:cond-style-name=""><text:span text:style-name="a462" text:class-names="">Multiplexeur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92887in" svg:y="2.15996in" svg:width="1.47559in" svg:height="0.93765in" draw:id="id99" draw:style-name="a467" draw:name="Rectangle 88">
          <svg:title/>
          <svg:desc/>
          <text:p text:style-name="a466" text:class-names="" text:cond-style-name=""><text:span text:style-name="a465" text:class-names="">T2-Gateway</text:span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7.48453in" svg:y1="2.59742in" svg:x2="7.79612in" svg:y2="2.59742in" draw:id="id100" draw:style-name="a469" draw:name="Straight Arrow Connector 28">
          <svg:title/>
          <svg:desc/>
        </draw:connector>
        <draw:custom-shape svg:x="7.88583in" svg:y="2.19408in" svg:width="1.60579in" svg:height="0.80435in" draw:id="id101" draw:style-name="a472" draw:name="Rectangle 91">
          <svg:title/>
          <svg:desc/>
          <text:p text:style-name="a471" text:class-names="" text:cond-style-name=""><text:span text:style-name="a470" text:class-names="">Modulateur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17882in" svg:y="1.11461in" svg:width="1.18841in" svg:height="0.58129in" draw:id="id102" draw:style-name="a476" draw:name="Rectangle 92">
          <svg:title/>
          <svg:desc/>
          <text:p text:style-name="a475" text:class-names="" text:cond-style-name=""><text:span text:style-name="a473" text:class-names="">Chaine1</text:span><text:span text:style-name="a47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17882in" svg:y="1.95857in" svg:width="1.18841in" svg:height="0.63768in" draw:id="id103" draw:style-name="a479" draw:name="Rectangle 10">
          <svg:title/>
          <svg:desc/>
          <text:p text:style-name="a478" text:class-names="" text:cond-style-name=""><text:span text:style-name="a477" text:class-names="">Chaine2<text:s text:c="1"/>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4" draw:style-name="a486" draw:name="TextBox 12" svg:x="0.65101in" svg:y="2.74425in" svg:width="0.151in" svg:height="0.65635in">
          <draw:text-box>
            <text:p text:style-name="a481" text:class-names="" text:cond-style-name=""><text:span text:style-name="a480" text:class-names="">.</text:span></text:p>
            <text:p text:style-name="a483" text:class-names="" text:cond-style-name=""><text:span text:style-name="a482" text:class-names="">.</text:span></text:p>
            <text:p text:style-name="a485" text:class-names="" text:cond-style-name=""><text:span text:style-name="a484" text:class-names="">.</text:span></text:p>
          </draw:text-box>
          <svg:title/>
          <svg:desc/>
        </draw:frame>
        <draw:custom-shape svg:x="0.17882in" svg:y="3.5486in" svg:width="1.18841in" svg:height="0.63768in" draw:id="id105" draw:style-name="a490" draw:name="Rectangle 13">
          <svg:title/>
          <svg:desc/>
          <text:p text:style-name="a489" text:class-names="" text:cond-style-name=""><text:span text:style-name="a487" text:class-names="">Chaine n</text:span><text:span text:style-name="a48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8508in" svg:y="1.11461in" svg:width="1.33333in" svg:height="0.58129in" draw:id="id106" draw:style-name="a493" draw:name="Rectangle 17">
          <svg:title/>
          <svg:desc/>
          <text:p text:style-name="a492" text:class-names="" text:cond-style-name=""><text:span text:style-name="a491" text:class-names="">Encodeur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8508in" svg:y="1.93345in" svg:width="1.33333in" svg:height="0.58129in" draw:id="id107" draw:style-name="a496" draw:name="Rectangle 20">
          <svg:title/>
          <svg:desc/>
          <text:p text:style-name="a495" text:class-names="" text:cond-style-name=""><text:span text:style-name="a494" text:class-names="">Encodeur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8508in" svg:y="3.59421in" svg:width="1.33333in" svg:height="0.58129in" draw:id="id108" draw:style-name="a499" draw:name="Rectangle 21">
          <svg:title/>
          <svg:desc/>
          <text:p text:style-name="a498" text:class-names="" text:cond-style-name=""><text:span text:style-name="a497" text:class-names="">Encodeur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9" draw:style-name="a506" draw:name="TextBox 22" svg:x="2.36646in" svg:y="2.78843in" svg:width="0.151in" svg:height="0.65635in">
          <draw:text-box>
            <text:p text:style-name="a501" text:class-names="" text:cond-style-name=""><text:span text:style-name="a500" text:class-names="">.</text:span></text:p>
            <text:p text:style-name="a503" text:class-names="" text:cond-style-name=""><text:span text:style-name="a502" text:class-names="">.</text:span></text:p>
            <text:p text:style-name="a505" text:class-names="" text:cond-style-name=""><text:span text:style-name="a504" text:class-names="">.</text:span></text:p>
          </draw:text-box>
          <svg:title/>
          <svg:desc/>
        </draw:frame>
        <draw:connector draw:type="line" svg:x1="1.36723in" svg:y1="1.40526in" draw:start-shape="id102" draw:start-glue-point="1" svg:x2="1.75853in" svg:y2="1.40526in" draw:id="id110" draw:style-name="a508" draw:name="Straight Arrow Connector 24">
          <svg:title/>
          <svg:desc/>
        </draw:connector>
        <draw:connector draw:type="line" svg:x1="1.36723in" svg:y1="2.27741in" svg:x2="1.75853in" svg:y2="2.27741in" draw:id="id111" draw:style-name="a510" draw:name="Straight Arrow Connector 25">
          <svg:title/>
          <svg:desc/>
        </draw:connector>
        <draw:connector draw:type="line" svg:x1="1.36723in" svg:y1="3.84103in" svg:x2="1.75853in" svg:y2="3.84103in" draw:id="id112" draw:style-name="a512" draw:name="Straight Arrow Connector 26">
          <svg:title/>
          <svg:desc/>
        </draw:connector>
        <draw:connector draw:type="line" svg:x1="5.53306in" svg:y1="2.6614in" svg:x2="5.84465in" svg:y2="2.6614in" draw:id="id113" draw:style-name="a514" draw:name="Straight Arrow Connector 28">
          <svg:title/>
          <svg:desc/>
        </draw:connector>
        <draw:custom-shape svg:x="8.18872in" svg:y="6.6043in" svg:width="1in" svg:height="0.70766in" draw:id="id114" draw:style-name="a517" draw:name="Rectangle 107">
          <svg:title/>
          <svg:desc/>
          <text:p text:style-name="a516" text:class-names="" text:cond-style-name=""><text:span text:style-name="a515" text:class-names="">IRD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72498in" svg:y="6.6043in" svg:width="1in" svg:height="0.72773in" draw:id="id115" draw:style-name="a520" draw:name="Rectangle 109">
          <svg:title/>
          <svg:desc/>
          <text:p text:style-name="a519" text:class-names="" text:cond-style-name=""><text:span text:style-name="a518" text:class-names="">T2-Edge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3.11499in" svg:height="0.77248in" draw:id="id116" draw:style-name="a523" draw:transform="translate(-1.55749in -0.38624in) rotate(-1.5708) translate(9.24452in 4.78794in)" draw:name="Arrow: Left-Right 110">
          <svg:title/>
          <svg:desc/>
          <text:p text:style-name="a522" text:class-names="" text:cond-style-name=""><text:span text:style-name="a521" text:class-names="">CANAL</text:span></text:p>
          <draw:enhanced-geometry xmlns:dr3d="urn:oasis:names:tc:opendocument:xmlns:dr3d:1.0" draw:path-stretchpoint-x="21600" draw:path-stretchpoint-y="21600" draw:type="non-primitive" svg:viewBox="0 0 21600 21600" draw:enhanced-path="M ?f7 ?f19 L ?f23 ?f7 ?f23 ?f24 ?f26 ?f24 ?f26 ?f7 ?f11 ?f19 ?f26 ?f12 ?f26 ?f25 ?f23 ?f25 ?f23 ?f12 Z N" draw:text-areas="?f29 ?f24 ?f30 ?f25" draw:glue-points="?f26 ?f7 ?f20 ?f24 ?f23 ?f7 ?f23 ?f12 ?f20 ?f25 ?f26 ?f12" draw:glue-point-leaving-directions="-360, -360, -360, -180, -180, -18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min(?f14, ?f13)"/>
            <draw:equation draw:name="f18" draw:formula="?f13 * ?f8"/>
            <draw:equation draw:name="f19" draw:formula="?f7 + ?f15"/>
            <draw:equation draw:name="f20" draw:formula="?f7 + ?f16"/>
            <draw:equation draw:name="f21" draw:formula="?f17 * ?f8"/>
            <draw:equation draw:name="f22" draw:formula="?f18 / 200000"/>
            <draw:equation draw:name="f23" draw:formula="?f21 / 100000"/>
            <draw:equation draw:name="f24" draw:formula="?f19 - ?f22"/>
            <draw:equation draw:name="f25" draw:formula="?f19 + ?f22"/>
            <draw:equation draw:name="f26" draw:formula="?f11 - ?f23"/>
            <draw:equation draw:name="f27" draw:formula="?f24 * ?f23"/>
            <draw:equation draw:name="f28" draw:formula="?f27 / ?f15"/>
            <draw:equation draw:name="f29" draw:formula="?f23 - ?f28"/>
            <draw:equation draw:name="f30" draw:formula="?f26 + ?f28"/>
          </draw:enhanced-geometry>
        </draw:custom-shape>
        <draw:connector draw:type="line" svg:x1="9.57683in" svg:y1="4.71336in" svg:x2="10.47714in" svg:y2="3.50504in" draw:id="id117" draw:style-name="a525" draw:name="Straight Arrow Connector 112">
          <svg:title/>
          <svg:desc/>
        </draw:connector>
        <draw:frame draw:id="id118" draw:style-name="a528" draw:name="TextBox 118" svg:x="10.33799in" svg:y="2.59625in" svg:width="2.18576in" svg:height="0.90879in">
          <draw:text-box>
            <text:p text:style-name="a527" text:class-names="" text:cond-style-name=""><text:span text:style-name="a526" text:class-names="">Liaison <text:s text:c="1"/>satellitaire</text:span></text:p>
          </draw:text-box>
          <svg:title/>
          <svg:desc/>
        </draw:frame>
        <draw:custom-shape svg:x="4.78565in" svg:y="6.6043in" svg:width="1.47559in" svg:height="0.70766in" draw:id="id119" draw:style-name="a531" draw:name="Rectangle 119">
          <svg:title/>
          <svg:desc/>
          <text:p text:style-name="a530" text:class-names="" text:cond-style-name=""><text:span text:style-name="a529" text:class-names="">Emetteur DVB-T2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99227in" svg:y="6.84824in" svg:width="0.68437in" svg:height="0.32403in" draw:id="id120" draw:style-name="a534" draw:name="Arrow: Left 128">
          <svg:title/>
          <svg:desc/>
          <text:p text:style-name="a533" text:class-names="" text:cond-style-name=""><text:span text:style-name="a532" text:class-names=""/></text:p>
          <draw:enhanced-geometry xmlns:dr3d="urn:oasis:names:tc:opendocument:xmlns:dr3d:1.0" draw:type="non-primitive" svg:viewBox="0 0 21600 21600" draw:enhanced-path="M ?f9 ?f12 L ?f11 ?f12 ?f11 ?f8 ?f8 ?f10 ?f11 ?f9 ?f11 ?f15 ?f9 ?f15 Z N" draw:text-areas="?f20 ?f12 ?f22 ?f15" draw:glue-points="?f11 ?f21 ?f11 ?f22" draw:glue-point-leaving-directions="-0, 180" draw:modifiers="5113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?f9 - ?f8"/>
            <draw:equation draw:name="f14" draw:formula="?f13 / 21600"/>
            <draw:equation draw:name="f15" draw:formula="21600 - ?f12"/>
            <draw:equation draw:name="f16" draw:formula="?f11 * ?f12"/>
            <draw:equation draw:name="f17" draw:formula="21600 * ?f14"/>
            <draw:equation draw:name="f18" draw:formula="0 * ?f14"/>
            <draw:equation draw:name="f19" draw:formula="?f16 / 10800"/>
            <draw:equation draw:name="f20" draw:formula="?f11 - ?f19"/>
            <draw:equation draw:name="f21" draw:formula="?f18 / ?f14"/>
            <draw:equation draw:name="f22" draw:formula="?f17 / ?f14"/>
            <draw:equation draw:name="f23" draw:formula="$0 / ?f6"/>
            <draw:equation draw:name="f24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2.36646in" svg:y="6.6043in" svg:width="1.47559in" svg:height="0.72773in" draw:id="id121" draw:style-name="a537" draw:name="Rectangle 129">
          <svg:title/>
          <svg:desc/>
          <text:p text:style-name="a536" text:class-names="" text:cond-style-name=""><text:span text:style-name="a535" text:class-names="">Antennes d’émission</text:span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8.18872in" svg:y1="6.95813in" draw:start-shape="id114" draw:start-glue-point="3" svg:x2="7.72498in" svg:y2="6.96816in" draw:end-shape="id115" draw:end-glue-point="1" draw:id="id122" draw:style-name="a539" draw:name="Straight Arrow Connector 136">
          <svg:title/>
          <svg:desc/>
        </draw:connector>
        <draw:connector draw:type="line" svg:x1="6.70477in" svg:y1="6.94809in" svg:x2="6.24103in" svg:y2="6.95813in" draw:id="id123" draw:style-name="a541" draw:name="Straight Arrow Connector 143">
          <svg:title/>
          <svg:desc/>
        </draw:connector>
      </draw:page>
      <draw:page draw:name="Slide4" draw:style-name="a542" draw:master-page-name="Master1-Layout2-obj-Title-and-Content" presentation:presentation-page-layout-name="Master1-PPL2" draw:id="Slide-259">
        <draw:connector draw:type="line" svg:x1="3.97884in" svg:y1="0.8339in" svg:x2="4.29043in" svg:y2="0.8339in" draw:id="id124" draw:style-name="a544" draw:name="Straight Arrow Connector 28">
          <svg:title/>
          <svg:desc/>
        </draw:connector>
        <draw:custom-shape svg:x="5.55884in" svg:y="1.91201in" svg:width="1.55409in" svg:height="0.6898in" draw:id="id125" draw:style-name="a548" draw:name="Rectangle 20">
          <svg:title/>
          <svg:desc/>
          <text:p text:style-name="a547" text:class-names="" text:cond-style-name=""><text:span text:style-name="a545" text:class-names="">Insertion de pilotes</text:span><text:span text:style-name="a54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49777in" svg:y="1.88318in" svg:width="1.55409in" svg:height="0.93971in" draw:id="id126" draw:style-name="a557" draw:name="Rectangle 20">
          <svg:title/>
          <svg:desc/>
          <text:p text:style-name="a556" text:class-names="" text:cond-style-name=""><text:span text:style-name="a549" text:class-names="">Insertion</text:span><text:span text:style-name="a550" text:class-names=""><text:s text:c="1"/></text:span><text:span text:style-name="a551" text:class-names="">préfixe</text:span><text:span text:style-name="a552" text:class-names=""><text:s text:c="1"/></text:span><text:span text:style-name="a553" text:class-names="">cycliqu</text:span><text:span text:style-name="a554" text:class-names="">e</text:span><text:span text:style-name="a55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34934in" svg:y="0.44146in" svg:width="1.48683in" svg:height="0.89497in" draw:id="id127" draw:style-name="a561" draw:name="Rectangle 20">
          <svg:title/>
          <svg:desc/>
          <text:p text:style-name="a560" text:class-names="" text:cond-style-name=""><text:span text:style-name="a558" text:class-names="">Dispersion d’énergie</text:span><text:span text:style-name="a55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48803in" svg:y="1.91201in" svg:width="0.69246in" svg:height="0.6898in" draw:id="id128" draw:style-name="a565" draw:name="Rectangle 13">
          <svg:title/>
          <svg:desc/>
          <text:p text:style-name="a564" text:class-names="" text:cond-style-name=""><text:span text:style-name="a562" text:class-names="">IFFT</text:span><text:span text:style-name="a56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14877in" svg:y="0.3953in" svg:width="1.83007in" svg:height="1.02095in" draw:id="id129" draw:style-name="a569" draw:name="Rectangle 13">
          <svg:title/>
          <svg:desc/>
          <text:p text:style-name="a568" text:class-names="" text:cond-style-name=""><text:span text:style-name="a566" text:class-names="">Génération aléatoire de bits<text:s text:c="1"/></text:span><text:span text:style-name="a56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1.54102in" svg:y="1.80432in" svg:width="1.50467in" svg:height="0.91917in" draw:id="id130" draw:style-name="a576" draw:name="Rectangle 20">
          <svg:title/>
          <svg:desc/>
          <text:p text:style-name="a571" text:class-names="" text:cond-style-name=""><text:span text:style-name="a570" text:class-names="">Rotation</text:span></text:p>
          <text:p text:style-name="a575" text:class-names="" text:cond-style-name=""><text:span text:style-name="a572" text:class-names="">+Décalage cycliqu</text:span><text:span text:style-name="a573" text:class-names="">e</text:span><text:span text:style-name="a57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20667in" svg:y="0.56403in" svg:width="2.55074in" svg:height="0.6898in" draw:id="id131" draw:style-name="a582" draw:name="Rectangle 20">
          <svg:title/>
          <svg:desc/>
          <text:p text:style-name="a581" text:class-names="" text:cond-style-name=""><text:span text:style-name="a577" text:class-names="">Codage<text:s text:c="1"/></text:span><text:span text:style-name="a578" text:class-names="">convolutif +</text:span><text:span text:style-name="a579" text:class-names="">Reed<text:s text:c="1"/></text:span><text:span text:style-name="a580" text:class-names="">Solomon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53233in" svg:y="1.88215in" svg:width="1.2494in" svg:height="0.72215in" draw:id="id132" draw:style-name="a586" draw:name="Rectangle 20">
          <svg:title/>
          <svg:desc/>
          <text:p text:style-name="a585" text:class-names="" text:cond-style-name=""><text:span text:style-name="a583" text:class-names="">Zero Padding</text:span><text:span text:style-name="a58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1.3974in" svg:y="0.56289in" svg:width="1.6483in" svg:height="0.72497in" draw:id="id133" draw:style-name="a590" draw:name="Rectangle 20">
          <svg:title/>
          <svg:desc/>
          <text:p text:style-name="a589" text:class-names="" text:cond-style-name=""><text:span text:style-name="a587" text:class-names="">Modulation QPSK</text:span><text:span text:style-name="a58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09797in" svg:y="0.54438in" svg:width="1.98886in" svg:height="0.74249in" draw:id="id134" draw:style-name="a594" draw:name="Rectangle 20">
          <svg:title/>
          <svg:desc/>
          <text:p text:style-name="a593" text:class-names="" text:cond-style-name=""><text:span text:style-name="a591" text:class-names="">Entrelacement bits</text:span><text:span text:style-name="a59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29551in" svg:y="1.97316in" svg:width="1.91742in" svg:height="0.64483in" draw:id="id135" draw:style-name="a600" draw:name="Rectangle 20">
          <svg:title/>
          <svg:desc/>
          <text:p text:style-name="a599" text:class-names="" text:cond-style-name=""><text:span text:style-name="a595" text:class-names="">Entrelacement<text:s text:c="1"/></text:span><text:span text:style-name="a596" text:class-names="">symbole</text:span><text:span text:style-name="a597" text:class-names="">s</text:span><text:span text:style-name="a59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5.87285in" svg:y1="0.84977in" svg:x2="6.14916in" svg:y2="0.84977in" draw:id="id136" draw:style-name="a602" draw:name="Straight Arrow Connector 30">
          <svg:title/>
          <svg:desc/>
        </draw:connector>
        <draw:connector draw:type="line" svg:x1="8.75741in" svg:y1="0.88894in" svg:x2="9.03372in" svg:y2="0.88894in" draw:id="id137" draw:style-name="a604" draw:name="Straight Arrow Connector 30">
          <svg:title/>
          <svg:desc/>
        </draw:connector>
        <draw:connector draw:type="line" svg:x1="11.08682in" svg:y1="0.91629in" svg:x2="11.36313in" svg:y2="0.91629in" draw:id="id138" draw:style-name="a606" draw:name="Straight Arrow Connector 30">
          <svg:title/>
          <svg:desc/>
        </draw:connector>
        <draw:connector draw:type="line" svg:x1="12.25281in" svg:y1="1.33643in" svg:x2="12.25281in" svg:y2="1.68116in" draw:id="id139" draw:style-name="a608" draw:name="Straight Arrow Connector 30">
          <svg:title/>
          <svg:desc/>
        </draw:connector>
        <draw:custom-shape svg:x="5.31559in" svg:y="3.81388in" svg:width="1.45537in" svg:height="0.60384in" draw:id="id140" draw:style-name="a612" draw:name="Rectangle 20">
          <svg:title/>
          <svg:desc/>
          <text:p text:style-name="a611" text:class-names="" text:cond-style-name=""><text:span text:style-name="a609" text:class-names="">Egalisation</text:span><text:span text:style-name="a61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39619in" svg:y="3.68774in" svg:width="1.65567in" svg:height="0.95429in" draw:id="id141" draw:style-name="a619" draw:name="Rectangle 20">
          <svg:title/>
          <svg:desc/>
          <text:p text:style-name="a618" text:class-names="" text:cond-style-name=""><text:span text:style-name="a613" text:class-names="">Suppression préfixe</text:span><text:span text:style-name="a614" text:class-names=""><text:s text:c="1"/></text:span><text:span text:style-name="a615" text:class-names="">cycliqu</text:span><text:span text:style-name="a616" text:class-names="">e</text:span><text:span text:style-name="a61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27777in" svg:y="3.73789in" svg:width="0.81191in" svg:height="0.6898in" draw:id="id142" draw:style-name="a623" draw:name="Rectangle 13">
          <svg:title/>
          <svg:desc/>
          <text:p text:style-name="a622" text:class-names="" text:cond-style-name=""><text:span text:style-name="a620" text:class-names="">FFT</text:span><text:span text:style-name="a62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96794in" svg:y="3.60523in" svg:width="1.65567in" svg:height="1.02095in" draw:id="id143" draw:style-name="a629" draw:name="Rectangle 39">
          <svg:title/>
          <svg:desc/>
          <text:p text:style-name="a625" text:class-names="" text:cond-style-name=""><text:span text:style-name="a624" text:class-names="">Suppresion</text:span></text:p>
          <text:p text:style-name="a628" text:class-names="" text:cond-style-name=""><text:span text:style-name="a626" text:class-names="">Zero Padding</text:span><text:span text:style-name="a62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83115in" svg:y="3.74785in" svg:width="2.35945in" svg:height="0.66987in" draw:id="id144" draw:style-name="a637" draw:name="Rectangle 20">
          <svg:title/>
          <svg:desc/>
          <text:p text:style-name="a632" text:class-names="" text:cond-style-name=""><text:span text:style-name="a630" text:class-names="">Dése</text:span><text:span text:style-name="a631" text:class-names="">ntrelacement</text:span></text:p>
          <text:p text:style-name="a636" text:class-names="" text:cond-style-name=""><text:span text:style-name="a633" text:class-names="">symbole</text:span><text:span text:style-name="a634" text:class-names="">s</text:span><text:span text:style-name="a63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63331in" svg:y="5.18636in" svg:width="1.48683in" svg:height="0.77426in" draw:id="id145" draw:style-name="a641" draw:name="Rectangle 20">
          <svg:title/>
          <svg:desc/>
          <text:p text:style-name="a640" text:class-names="" text:cond-style-name=""><text:span text:style-name="a638" text:class-names="">Dispersion d’énergie</text:span><text:span text:style-name="a63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1.46374in" svg:y="3.26457in" svg:width="1.65923in" svg:height="1.38732in" draw:id="id146" draw:style-name="a650" draw:name="Rectangle 20">
          <svg:title/>
          <svg:desc/>
          <text:p text:style-name="a643" text:class-names="" text:cond-style-name=""><text:span text:style-name="a642" text:class-names="">Suppression</text:span></text:p>
          <text:p text:style-name="a645" text:class-names="" text:cond-style-name=""><text:span text:style-name="a644" text:class-names="">Rotation</text:span></text:p>
          <text:p text:style-name="a649" text:class-names="" text:cond-style-name=""><text:span text:style-name="a646" text:class-names="">+Décalage cycliqu</text:span><text:span text:style-name="a647" text:class-names="">e</text:span><text:span text:style-name="a64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33589in" svg:y="5.06807in" svg:width="1.92604in" svg:height="1.02095in" draw:id="id147" draw:style-name="a654" draw:name="Rectangle 45">
          <svg:title/>
          <svg:desc/>
          <text:p text:style-name="a653" text:class-names="" text:cond-style-name=""><text:span text:style-name="a651" text:class-names="">Décodage de viterbi + décodage RS</text:span><text:span text:style-name="a65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1.26677in" svg:y="5.21607in" svg:width="1.85621in" svg:height="0.72496in" draw:id="id148" draw:style-name="a658" draw:name="Rectangle 20">
          <svg:title/>
          <svg:desc/>
          <text:p text:style-name="a657" text:class-names="" text:cond-style-name=""><text:span text:style-name="a655" text:class-names="">Démodulation</text:span><text:span text:style-name="a65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53161in" svg:y="5.18636in" svg:width="2.46546in" svg:height="0.78437in" draw:id="id149" draw:style-name="a666" draw:name="Rectangle 20">
          <svg:title/>
          <svg:desc/>
          <text:p text:style-name="a661" text:class-names="" text:cond-style-name=""><text:span text:style-name="a659" text:class-names="">Dése</text:span><text:span text:style-name="a660" text:class-names="">ntrelacement</text:span></text:p>
          <text:p text:style-name="a665" text:class-names="" text:cond-style-name=""><text:span text:style-name="a662" text:class-names="">symbole</text:span><text:span text:style-name="a663" text:class-names="">s</text:span><text:span text:style-name="a66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4086in" svg:y="2.11594in" svg:width="1.83007in" svg:height="2.1884in" draw:id="id150" draw:style-name="a670" draw:name="Oval 48">
          <svg:title/>
          <svg:desc/>
          <text:p text:style-name="a669" text:class-names="" text:cond-style-name=""><text:span text:style-name="a667" text:class-names="">CANAL de RAYLEIGH+AWGN</text:span><text:span text:style-name="a668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2.10186in" svg:y="5.09237in" svg:width="2.17201in" svg:height="1.02095in" draw:id="id151" draw:style-name="a674" draw:name="Rectangle 20">
          <svg:title/>
          <svg:desc/>
          <text:p text:style-name="a673" text:class-names="" text:cond-style-name=""><text:span text:style-name="a671" text:class-names="">Récupération du signal binaire aléatoire</text:span><text:span text:style-name="a67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9.17171in" svg:y1="2.24546in" svg:x2="8.83115in" svg:y2="2.24546in" draw:id="id152" draw:style-name="a676" draw:name="Straight Arrow Connector 63">
          <svg:title/>
          <svg:desc/>
        </draw:connector>
        <draw:connector draw:type="line" svg:x1="7.50107in" svg:y1="2.26399in" svg:x2="7.16051in" svg:y2="2.26399in" draw:id="id153" draw:style-name="a678" draw:name="Straight Arrow Connector 65">
          <svg:title/>
          <svg:desc/>
        </draw:connector>
        <draw:connector draw:type="line" svg:x1="5.49781in" svg:y1="2.27098in" svg:x2="5.27418in" svg:y2="2.26391in" draw:id="id154" draw:style-name="a680" draw:name="Straight Arrow Connector 66">
          <svg:title/>
          <svg:desc/>
        </draw:connector>
        <draw:connector draw:type="line" svg:x1="4.42613in" svg:y1="2.26391in" svg:x2="4.08557in" svg:y2="2.26391in" draw:id="id155" draw:style-name="a682" draw:name="Straight Arrow Connector 68">
          <svg:title/>
          <svg:desc/>
        </draw:connector>
        <draw:connector draw:type="line" svg:x1="11.42475in" svg:y1="2.29558in" svg:x2="11.24029in" svg:y2="2.29558in" draw:id="id156" draw:style-name="a684" draw:name="Straight Arrow Connector 69">
          <svg:title/>
          <svg:desc/>
        </draw:connector>
        <draw:custom-shape svg:width="0.12226in" svg:height="0.39811in" draw:id="id157" draw:style-name="a687" draw:transform="translate(-0.06113in -0.19905in) rotate(-1.5708) translate(2.17966in 2.35647in)" draw:name="Arrow: Down 72">
          <svg:title/>
          <svg:desc/>
          <text:p text:style-name="a686" text:class-names="" text:cond-style-name=""><text:span text:style-name="a685" text:class-names=""/></text:p>
          <draw:enhanced-geometry xmlns:dr3d="urn:oasis:names:tc:opendocument:xmlns:dr3d:1.0" draw:type="non-primitive" svg:viewBox="0 0 21600 21600" draw:enhanced-path="M ?f0 0 L ?f0 ?f1 0 ?f1 10800 21600 21600 ?f1 ?f2 ?f1 ?f2 0 Z N" draw:text-areas="?f0 0 ?f2 ?f5" draw:glue-points="0 ?f1 21600 ?f1" draw:glue-point-leaving-directions="-270, -90" draw:modifiers="18283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svg:width="0.12226in" svg:height="0.39811in" draw:id="id158" draw:style-name="a690" draw:transform="translate(-0.06113in -0.19905in) rotate(-4.71239) translate(2.12841in 4.15215in)" draw:name="Arrow: Down 74">
          <svg:title/>
          <svg:desc/>
          <text:p text:style-name="a689" text:class-names="" text:cond-style-name=""><text:span text:style-name="a688" text:class-names=""/></text:p>
          <draw:enhanced-geometry xmlns:dr3d="urn:oasis:names:tc:opendocument:xmlns:dr3d:1.0" draw:type="non-primitive" svg:viewBox="0 0 21600 21600" draw:enhanced-path="M ?f0 0 L ?f0 ?f1 0 ?f1 10800 21600 21600 ?f1 ?f2 ?f1 ?f2 0 Z N" draw:text-areas="?f0 0 ?f2 ?f5" draw:glue-points="0 ?f1 21600 ?f1" draw:glue-point-leaving-directions="-270, -90" draw:modifiers="18283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onnector draw:type="line" svg:x1="4.05757in" svg:y1="4.11934in" svg:x2="4.27386in" svg:y2="4.1158in" draw:id="id159" draw:style-name="a692" draw:name="Straight Arrow Connector 75">
          <svg:title/>
          <svg:desc/>
        </draw:connector>
        <draw:connector draw:type="line" svg:x1="5.08968in" svg:y1="4.08279in" draw:start-shape="id142" draw:start-glue-point="1" svg:x2="5.27418in" svg:y2="4.09102in" draw:id="id160" draw:style-name="a694" draw:name="Straight Arrow Connector 83">
          <svg:title/>
          <svg:desc/>
        </draw:connector>
        <draw:connector draw:type="line" svg:x1="4.59641in" svg:y1="5.57854in" svg:x2="4.25585in" svg:y2="5.57855in" draw:id="id161" draw:style-name="a696" draw:name="Straight Arrow Connector 84">
          <svg:title/>
          <svg:desc/>
        </draw:connector>
        <draw:connector draw:type="line" svg:x1="8.53161in" svg:y1="5.6317in" svg:x2="8.26127in" svg:y2="5.6271in" draw:id="id162" draw:style-name="a698" draw:name="Straight Arrow Connector 85">
          <svg:title/>
          <svg:desc/>
        </draw:connector>
        <draw:connector draw:type="line" svg:x1="11.26677in" svg:y1="5.57854in" draw:start-shape="id148" draw:start-glue-point="3" svg:x2="10.99708in" svg:y2="5.57854in" draw:end-shape="id149" draw:end-glue-point="1" draw:id="id163" draw:style-name="a700" draw:name="Straight Arrow Connector 93">
          <svg:title/>
          <svg:desc/>
        </draw:connector>
        <draw:connector draw:type="line" svg:x1="6.33589in" svg:y1="5.57854in" draw:start-shape="id147" draw:start-glue-point="3" svg:x2="6.12013in" svg:y2="5.57349in" draw:end-shape="id145" draw:end-glue-point="1" draw:id="id164" draw:style-name="a702" draw:name="Straight Arrow Connector 95">
          <svg:title/>
          <svg:desc/>
        </draw:connector>
        <draw:connector draw:type="line" svg:x1="12.29336in" svg:y1="4.65189in" draw:start-shape="id146" draw:start-glue-point="2" svg:x2="12.25281in" svg:y2="5.18636in" draw:id="id165" draw:style-name="a704" draw:name="Straight Arrow Connector 98">
          <svg:title/>
          <svg:desc/>
        </draw:connector>
        <draw:connector draw:type="line" svg:x1="6.77096in" svg:y1="4.1158in" draw:start-shape="id140" draw:start-glue-point="1" svg:x2="6.96794in" svg:y2="4.1157in" draw:end-shape="id143" draw:end-glue-point="3" draw:id="id166" draw:style-name="a706" draw:name="Straight Arrow Connector 100">
          <svg:title/>
          <svg:desc/>
        </draw:connector>
        <draw:connector draw:type="line" svg:x1="8.62361in" svg:y1="4.1157in" draw:start-shape="id143" draw:start-glue-point="1" svg:x2="8.83115in" svg:y2="4.08279in" draw:end-shape="id144" draw:end-glue-point="3" draw:id="id167" draw:style-name="a708" draw:name="Straight Arrow Connector 102">
          <svg:title/>
          <svg:desc/>
        </draw:connector>
        <draw:connector draw:type="line" svg:x1="11.1906in" svg:y1="4.08279in" draw:start-shape="id144" draw:start-glue-point="1" svg:x2="11.42475in" svg:y2="4.09102in" draw:id="id168" draw:style-name="a710" draw:name="Straight Arrow Connector 104">
          <svg:title/>
          <svg:desc/>
        </draw:connector>
      </draw:page>
      <draw:page draw:name="Slide5" draw:style-name="a711" draw:master-page-name="Master1-Layout2-obj-Title-and-Content" presentation:presentation-page-layout-name="Master1-PPL2" draw:id="Slide-260">
        <draw:connector draw:type="line" svg:x1="6.03509in" svg:y1="0.91228in" svg:x2="11.05263in" svg:y2="0.91228in" draw:id="id169" draw:style-name="a714" draw:name="Straight Arrow Connector 14">
          <svg:title/>
          <svg:desc/>
        </draw:connector>
        <draw:connector draw:type="line" svg:x1="3.03509in" svg:y1="0.91228in" svg:x2="4.82456in" svg:y2="0.91228in" draw:id="id170" draw:style-name="a717" draw:name="Straight Arrow Connector 17">
          <svg:title/>
          <svg:desc/>
        </draw:connector>
        <draw:connector draw:type="line" svg:x1="6.20176in" svg:y1="4.04386in" svg:x2="11.2193in" svg:y2="4.04386in" draw:id="id171" draw:style-name="a720" draw:name="Straight Arrow Connector 18">
          <svg:title/>
          <svg:desc/>
        </draw:connector>
        <draw:frame draw:id="id172" draw:style-name="a724" draw:name="TextBox 20" svg:x="6.87449in" svg:y="6.2791in" svg:width="1.722in" svg:height="0.43757in">
          <draw:text-box>
            <text:p text:style-name="a723" text:class-names="" text:cond-style-name=""><text:span text:style-name="a721" text:class-names="">Emetteur FM</text:span><text:span text:style-name="a722" text:class-names=""/></text:p>
          </draw:text-box>
          <svg:title/>
          <svg:desc/>
        </draw:frame>
        <draw:frame draw:id="id173" draw:style-name="a728" draw:name="TextBox 21" svg:x="6.87449in" svg:y="0.54346in" svg:width="3.72099in" svg:height="0.40391in">
          <draw:text-box>
            <text:p text:style-name="a727" text:class-names="" text:cond-style-name=""><text:span text:style-name="a725" text:class-names="">Station de de montée sur satellite</text:span><text:span text:style-name="a726" text:class-names=""/></text:p>
          </draw:text-box>
          <svg:title/>
          <svg:desc/>
        </draw:frame>
        <draw:frame draw:id="id174" draw:style-name="a729" draw:name="Picture 23" svg:x="1.40625in" svg:y="1.41667in" svg:width="10.52083in" svg:height="4.86242in" style:rel-width="scale" style:rel-height="scale">
          <draw:image xlink:href="media/image1.emf" xlink:type="simple" xlink:show="embed" xlink:actuate="onLoad"/>
          <svg:title/>
          <svg:desc/>
        </draw:frame>
        <draw:frame draw:id="id175" draw:style-name="a733" draw:name="TextBox 24" svg:x="3.26464in" svg:y="0.54346in" svg:width="1.35239in" svg:height="0.40391in">
          <draw:text-box>
            <text:p text:style-name="a732" text:class-names="" text:cond-style-name=""><text:span text:style-name="a730" text:class-names="">Production</text:span><text:span text:style-name="a731" text:class-names=""/></text:p>
          </draw:text-box>
          <svg:title/>
          <svg:desc/>
        </draw:frame>
        <draw:frame draw:id="id176" draw:style-name="a737" draw:name="TextBox 25" svg:x="7.61072in" svg:y="3.61882in" svg:width="2.24827in" svg:height="0.40391in">
          <draw:text-box>
            <text:p text:style-name="a736" text:class-names="" text:cond-style-name=""><text:span text:style-name="a734" text:class-names="">Station de diffusion</text:span><text:span text:style-name="a735" text:class-names=""/></text:p>
          </draw:text-box>
          <svg:title/>
          <svg:desc/>
        </draw:frame>
        <draw:custom-shape svg:width="0.15789in" svg:height="0.99561in" draw:id="id177" draw:style-name="a740" draw:transform="translate(-0.07895in -0.49781in) rotate(-4.71239) translate(6.87449in 2.85395in)" draw:name="Left Brace 26">
          <svg:title/>
          <svg:desc/>
          <text:p text:style-name="a739" text:class-names="" text:cond-style-name=""><text:span text:style-name="a738" text:class-names=""/></text:p>
          <draw:enhanced-geometry xmlns:dr3d="urn:oasis:names:tc:opendocument:xmlns:dr3d:1.0" draw:path-stretchpoint-x="21600" draw:path-stretchpoint-y="21600" draw:type="non-primitive" svg:viewBox="0 0 21600 21600" draw:enhanced-path="S M ?f3 ?f5 A ?f68 ?f69 ?f70 ?f71 ?f3 ?f5 ?f65 ?f67  W ?f72 ?f73 ?f74 ?f75 ?f3 ?f5 ?f65 ?f67 L ?f9 ?f16 A ?f115 ?f116 ?f117 ?f118 ?f9 ?f16 ?f112 ?f114  W ?f119 ?f120 ?f121 ?f122 ?f9 ?f16 ?f112 ?f114 A ?f145 ?f146 ?f147 ?f148 ?f112 ?f114 ?f142 ?f144  W ?f149 ?f150 ?f151 ?f152 ?f112 ?f114 ?f142 ?f144 L ?f9 ?f14 A ?f188 ?f189 ?f190 ?f191 ?f9 ?f14 ?f185 ?f187  W ?f192 ?f193 ?f194 ?f195 ?f9 ?f14 ?f185 ?f187 Z N F M ?f3 ?f5 A ?f68 ?f69 ?f70 ?f71 ?f3 ?f5 ?f65 ?f67  W ?f72 ?f73 ?f74 ?f75 ?f3 ?f5 ?f65 ?f67 L ?f9 ?f16 A ?f115 ?f116 ?f117 ?f118 ?f9 ?f16 ?f112 ?f114  W ?f119 ?f120 ?f121 ?f122 ?f9 ?f16 ?f112 ?f114 A ?f145 ?f146 ?f147 ?f148 ?f112 ?f114 ?f142 ?f144  W ?f149 ?f150 ?f151 ?f152 ?f112 ?f114 ?f142 ?f144 L ?f9 ?f14 A ?f188 ?f189 ?f190 ?f191 ?f9 ?f14 ?f185 ?f187  W ?f192 ?f193 ?f194 ?f195 ?f9 ?f14 ?f185 ?f187 N" draw:text-areas="?f26 ?f27 ?f3 ?f28" draw:glue-points="?f3 ?f4 ?f2 ?f15 ?f3 ?f5" draw:glue-point-leaving-directions="-180, -270, -360" draw:modifiers="8333 5000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?f7 / 2"/>
            <draw:equation draw:name="f9" draw:formula="?f2 + ?f8"/>
            <draw:equation draw:name="f10" draw:formula="min(?f7, ?f6)"/>
            <draw:equation draw:name="f11" draw:formula="5419351 / 1725033"/>
            <draw:equation draw:name="f12" draw:formula="$1"/>
            <draw:equation draw:name="f13" draw:formula="$0"/>
            <draw:equation draw:name="f14" draw:formula="?f10 * ?f13 / 100000"/>
            <draw:equation draw:name="f15" draw:formula="?f6 * ?f12 / 100000"/>
            <draw:equation draw:name="f16" draw:formula="?f15 + ?f14"/>
            <draw:equation draw:name="f17" draw:formula="2700000 + ?f1"/>
            <draw:equation draw:name="f18" draw:formula="?f17 * ?f11 / ?f0"/>
            <draw:equation draw:name="f19" draw:formula="0 - ?f18"/>
            <draw:equation draw:name="f20" draw:formula="sin(?f19)"/>
            <draw:equation draw:name="f21" draw:formula="0 - ?f20"/>
            <draw:equation draw:name="f22" draw:formula="?f21 * ?f8"/>
            <draw:equation draw:name="f23" draw:formula="cos(?f19)"/>
            <draw:equation draw:name="f24" draw:formula="0 - ?f23"/>
            <draw:equation draw:name="f25" draw:formula="?f24 * ?f14"/>
            <draw:equation draw:name="f26" draw:formula="?f3 - ?f22"/>
            <draw:equation draw:name="f27" draw:formula="?f14 - ?f25"/>
            <draw:equation draw:name="f28" draw:formula="?f5 + ?f25 - ?f14"/>
            <draw:equation draw:name="f29" draw:formula="21550000 - ?f1"/>
            <draw:equation draw:name="f30" draw:formula="if(?f29, ?f1, 21550000)"/>
            <draw:equation draw:name="f31" draw:formula="-21550000 - ?f30"/>
            <draw:equation draw:name="f32" draw:formula="if(?f31, -21550000, ?f30)"/>
            <draw:equation draw:name="f33" draw:formula="?f1 + ?f32"/>
            <draw:equation draw:name="f34" draw:formula="?f1 + ?f1"/>
            <draw:equation draw:name="f35" draw:formula="?f34 * ?f11 / ?f0"/>
            <draw:equation draw:name="f36" draw:formula="0 - ?f35"/>
            <draw:equation draw:name="f37" draw:formula="cos(?f36)"/>
            <draw:equation draw:name="f38" draw:formula="0 - ?f37"/>
            <draw:equation draw:name="f39" draw:formula="?f38 * ?f8"/>
            <draw:equation draw:name="f40" draw:formula="sin(?f36)"/>
            <draw:equation draw:name="f41" draw:formula="0 - ?f40"/>
            <draw:equation draw:name="f42" draw:formula="?f41 * ?f14"/>
            <draw:equation draw:name="f43" draw:formula="sqrt(?f39 * ?f39 + ?f42 * ?f42 + 0 * 0)"/>
            <draw:equation draw:name="f44" draw:formula="?f8 * ?f14 / ?f43"/>
            <draw:equation draw:name="f45" draw:formula="?f41 * ?f44"/>
            <draw:equation draw:name="f46" draw:formula="?f3 - ?f45"/>
            <draw:equation draw:name="f47" draw:formula="?f38 * ?f44"/>
            <draw:equation draw:name="f48" draw:formula="?f5 - ?f47"/>
            <draw:equation draw:name="f49" draw:formula="?f46 - ?f8"/>
            <draw:equation draw:name="f50" draw:formula="?f48 - ?f14"/>
            <draw:equation draw:name="f51" draw:formula="?f46 + ?f8"/>
            <draw:equation draw:name="f52" draw:formula="?f48 + ?f14"/>
            <draw:equation draw:name="f53" draw:formula="?f33 + ?f1"/>
            <draw:equation draw:name="f54" draw:formula="?f53 * ?f11 / ?f0"/>
            <draw:equation draw:name="f55" draw:formula="0 - ?f54"/>
            <draw:equation draw:name="f56" draw:formula="cos(?f55)"/>
            <draw:equation draw:name="f57" draw:formula="0 - ?f56"/>
            <draw:equation draw:name="f58" draw:formula="?f57 * ?f8"/>
            <draw:equation draw:name="f59" draw:formula="sin(?f55)"/>
            <draw:equation draw:name="f60" draw:formula="0 - ?f59"/>
            <draw:equation draw:name="f61" draw:formula="?f60 * ?f14"/>
            <draw:equation draw:name="f62" draw:formula="sqrt(?f58 * ?f58 + ?f61 * ?f61 + 0 * 0)"/>
            <draw:equation draw:name="f63" draw:formula="?f8 * ?f14 / ?f62"/>
            <draw:equation draw:name="f64" draw:formula="?f60 * ?f63"/>
            <draw:equation draw:name="f65" draw:formula="?f46 + ?f64"/>
            <draw:equation draw:name="f66" draw:formula="?f57 * ?f63"/>
            <draw:equation draw:name="f67" draw:formula="?f48 + ?f66"/>
            <draw:equation draw:name="f68" draw:formula="if(?f32, ?f3, ?f49)"/>
            <draw:equation draw:name="f69" draw:formula="if(?f32, ?f5, ?f50)"/>
            <draw:equation draw:name="f70" draw:formula="if(?f32, ?f3, ?f51)"/>
            <draw:equation draw:name="f71" draw:formula="if(?f32, ?f5, ?f52)"/>
            <draw:equation draw:name="f72" draw:formula="if(?f32, ?f49, ?f65)"/>
            <draw:equation draw:name="f73" draw:formula="if(?f32, ?f50, ?f67)"/>
            <draw:equation draw:name="f74" draw:formula="if(?f32, ?f51, ?f65)"/>
            <draw:equation draw:name="f75" draw:formula="if(?f32, ?f52, ?f67)"/>
            <draw:equation draw:name="f76" draw:formula="21550000 - -5400000"/>
            <draw:equation draw:name="f77" draw:formula="if(?f76, -5400000, 21550000)"/>
            <draw:equation draw:name="f78" draw:formula="-21550000 - ?f77"/>
            <draw:equation draw:name="f79" draw:formula="if(?f78, -21550000, ?f77)"/>
            <draw:equation draw:name="f80" draw:formula="0 + ?f79"/>
            <draw:equation draw:name="f81" draw:formula="0 + ?f1"/>
            <draw:equation draw:name="f82" draw:formula="?f81 * ?f11 / ?f0"/>
            <draw:equation draw:name="f83" draw:formula="0 - ?f82"/>
            <draw:equation draw:name="f84" draw:formula="cos(?f83)"/>
            <draw:equation draw:name="f85" draw:formula="0 - ?f84"/>
            <draw:equation draw:name="f86" draw:formula="?f85 * ?f8"/>
            <draw:equation draw:name="f87" draw:formula="sin(?f83)"/>
            <draw:equation draw:name="f88" draw:formula="0 - ?f87"/>
            <draw:equation draw:name="f89" draw:formula="?f88 * ?f14"/>
            <draw:equation draw:name="f90" draw:formula="sqrt(?f86 * ?f86 + ?f89 * ?f89 + 0 * 0)"/>
            <draw:equation draw:name="f91" draw:formula="?f8 * ?f14 / ?f90"/>
            <draw:equation draw:name="f92" draw:formula="?f88 * ?f91"/>
            <draw:equation draw:name="f93" draw:formula="?f9 - ?f92"/>
            <draw:equation draw:name="f94" draw:formula="?f85 * ?f91"/>
            <draw:equation draw:name="f95" draw:formula="?f16 - ?f94"/>
            <draw:equation draw:name="f96" draw:formula="?f93 - ?f8"/>
            <draw:equation draw:name="f97" draw:formula="?f95 - ?f14"/>
            <draw:equation draw:name="f98" draw:formula="?f93 + ?f8"/>
            <draw:equation draw:name="f99" draw:formula="?f95 + ?f14"/>
            <draw:equation draw:name="f100" draw:formula="?f80 + ?f1"/>
            <draw:equation draw:name="f101" draw:formula="?f100 * ?f11 / ?f0"/>
            <draw:equation draw:name="f102" draw:formula="0 - ?f101"/>
            <draw:equation draw:name="f103" draw:formula="cos(?f102)"/>
            <draw:equation draw:name="f104" draw:formula="0 - ?f103"/>
            <draw:equation draw:name="f105" draw:formula="?f104 * ?f8"/>
            <draw:equation draw:name="f106" draw:formula="sin(?f102)"/>
            <draw:equation draw:name="f107" draw:formula="0 - ?f106"/>
            <draw:equation draw:name="f108" draw:formula="?f107 * ?f14"/>
            <draw:equation draw:name="f109" draw:formula="sqrt(?f105 * ?f105 + ?f108 * ?f108 + 0 * 0)"/>
            <draw:equation draw:name="f110" draw:formula="?f8 * ?f14 / ?f109"/>
            <draw:equation draw:name="f111" draw:formula="?f107 * ?f110"/>
            <draw:equation draw:name="f112" draw:formula="?f93 + ?f111"/>
            <draw:equation draw:name="f113" draw:formula="?f104 * ?f110"/>
            <draw:equation draw:name="f114" draw:formula="?f95 + ?f113"/>
            <draw:equation draw:name="f115" draw:formula="if(?f79, ?f9, ?f96)"/>
            <draw:equation draw:name="f116" draw:formula="if(?f79, ?f16, ?f97)"/>
            <draw:equation draw:name="f117" draw:formula="if(?f79, ?f9, ?f98)"/>
            <draw:equation draw:name="f118" draw:formula="if(?f79, ?f16, ?f99)"/>
            <draw:equation draw:name="f119" draw:formula="if(?f79, ?f96, ?f112)"/>
            <draw:equation draw:name="f120" draw:formula="if(?f79, ?f97, ?f114)"/>
            <draw:equation draw:name="f121" draw:formula="if(?f79, ?f98, ?f112)"/>
            <draw:equation draw:name="f122" draw:formula="if(?f79, ?f99, ?f114)"/>
            <draw:equation draw:name="f123" draw:formula="?f1 + ?f79"/>
            <draw:equation draw:name="f124" draw:formula="?f112 - ?f45"/>
            <draw:equation draw:name="f125" draw:formula="?f114 - ?f47"/>
            <draw:equation draw:name="f126" draw:formula="?f124 - ?f8"/>
            <draw:equation draw:name="f127" draw:formula="?f125 - ?f14"/>
            <draw:equation draw:name="f128" draw:formula="?f124 + ?f8"/>
            <draw:equation draw:name="f129" draw:formula="?f125 + ?f14"/>
            <draw:equation draw:name="f130" draw:formula="?f123 + ?f1"/>
            <draw:equation draw:name="f131" draw:formula="?f130 * ?f11 / ?f0"/>
            <draw:equation draw:name="f132" draw:formula="0 - ?f131"/>
            <draw:equation draw:name="f133" draw:formula="cos(?f132)"/>
            <draw:equation draw:name="f134" draw:formula="0 - ?f133"/>
            <draw:equation draw:name="f135" draw:formula="?f134 * ?f8"/>
            <draw:equation draw:name="f136" draw:formula="sin(?f132)"/>
            <draw:equation draw:name="f137" draw:formula="0 - ?f136"/>
            <draw:equation draw:name="f138" draw:formula="?f137 * ?f14"/>
            <draw:equation draw:name="f139" draw:formula="sqrt(?f135 * ?f135 + ?f138 * ?f138 + 0 * 0)"/>
            <draw:equation draw:name="f140" draw:formula="?f8 * ?f14 / ?f139"/>
            <draw:equation draw:name="f141" draw:formula="?f137 * ?f140"/>
            <draw:equation draw:name="f142" draw:formula="?f124 + ?f141"/>
            <draw:equation draw:name="f143" draw:formula="?f134 * ?f140"/>
            <draw:equation draw:name="f144" draw:formula="?f125 + ?f143"/>
            <draw:equation draw:name="f145" draw:formula="if(?f79, ?f112, ?f126)"/>
            <draw:equation draw:name="f146" draw:formula="if(?f79, ?f114, ?f127)"/>
            <draw:equation draw:name="f147" draw:formula="if(?f79, ?f112, ?f128)"/>
            <draw:equation draw:name="f148" draw:formula="if(?f79, ?f114, ?f129)"/>
            <draw:equation draw:name="f149" draw:formula="if(?f79, ?f126, ?f142)"/>
            <draw:equation draw:name="f150" draw:formula="if(?f79, ?f127, ?f144)"/>
            <draw:equation draw:name="f151" draw:formula="if(?f79, ?f128, ?f142)"/>
            <draw:equation draw:name="f152" draw:formula="if(?f79, ?f129, ?f144)"/>
            <draw:equation draw:name="f153" draw:formula="?f0 + ?f32"/>
            <draw:equation draw:name="f154" draw:formula="?f0 + ?f1"/>
            <draw:equation draw:name="f155" draw:formula="?f154 * ?f11 / ?f0"/>
            <draw:equation draw:name="f156" draw:formula="0 - ?f155"/>
            <draw:equation draw:name="f157" draw:formula="cos(?f156)"/>
            <draw:equation draw:name="f158" draw:formula="0 - ?f157"/>
            <draw:equation draw:name="f159" draw:formula="?f158 * ?f8"/>
            <draw:equation draw:name="f160" draw:formula="sin(?f156)"/>
            <draw:equation draw:name="f161" draw:formula="0 - ?f160"/>
            <draw:equation draw:name="f162" draw:formula="?f161 * ?f14"/>
            <draw:equation draw:name="f163" draw:formula="sqrt(?f159 * ?f159 + ?f162 * ?f162 + 0 * 0)"/>
            <draw:equation draw:name="f164" draw:formula="?f8 * ?f14 / ?f163"/>
            <draw:equation draw:name="f165" draw:formula="?f161 * ?f164"/>
            <draw:equation draw:name="f166" draw:formula="?f9 - ?f165"/>
            <draw:equation draw:name="f167" draw:formula="?f158 * ?f164"/>
            <draw:equation draw:name="f168" draw:formula="?f14 - ?f167"/>
            <draw:equation draw:name="f169" draw:formula="?f166 - ?f8"/>
            <draw:equation draw:name="f170" draw:formula="?f168 - ?f14"/>
            <draw:equation draw:name="f171" draw:formula="?f166 + ?f8"/>
            <draw:equation draw:name="f172" draw:formula="?f168 + ?f14"/>
            <draw:equation draw:name="f173" draw:formula="?f153 + ?f1"/>
            <draw:equation draw:name="f174" draw:formula="?f173 * ?f11 / ?f0"/>
            <draw:equation draw:name="f175" draw:formula="0 - ?f174"/>
            <draw:equation draw:name="f176" draw:formula="cos(?f175)"/>
            <draw:equation draw:name="f177" draw:formula="0 - ?f176"/>
            <draw:equation draw:name="f178" draw:formula="?f177 * ?f8"/>
            <draw:equation draw:name="f179" draw:formula="sin(?f175)"/>
            <draw:equation draw:name="f180" draw:formula="0 - ?f179"/>
            <draw:equation draw:name="f181" draw:formula="?f180 * ?f14"/>
            <draw:equation draw:name="f182" draw:formula="sqrt(?f178 * ?f178 + ?f181 * ?f181 + 0 * 0)"/>
            <draw:equation draw:name="f183" draw:formula="?f8 * ?f14 / ?f182"/>
            <draw:equation draw:name="f184" draw:formula="?f180 * ?f183"/>
            <draw:equation draw:name="f185" draw:formula="?f166 + ?f184"/>
            <draw:equation draw:name="f186" draw:formula="?f177 * ?f183"/>
            <draw:equation draw:name="f187" draw:formula="?f168 + ?f186"/>
            <draw:equation draw:name="f188" draw:formula="if(?f32, ?f9, ?f169)"/>
            <draw:equation draw:name="f189" draw:formula="if(?f32, ?f14, ?f170)"/>
            <draw:equation draw:name="f190" draw:formula="if(?f32, ?f9, ?f171)"/>
            <draw:equation draw:name="f191" draw:formula="if(?f32, ?f14, ?f172)"/>
            <draw:equation draw:name="f192" draw:formula="if(?f32, ?f169, ?f185)"/>
            <draw:equation draw:name="f193" draw:formula="if(?f32, ?f170, ?f187)"/>
            <draw:equation draw:name="f194" draw:formula="if(?f32, ?f171, ?f185)"/>
            <draw:equation draw:name="f195" draw:formula="if(?f32, ?f172, ?f187)"/>
          </draw:enhanced-geometry>
        </draw:custom-shape>
        <draw:frame draw:id="id178" draw:style-name="a744" draw:name="TextBox 27" svg:x="5.86792in" svg:y="2.94757in" svg:width="2.01315in" svg:height="0.40391in">
          <draw:text-box>
            <text:p text:style-name="a743" text:class-names="" text:cond-style-name=""><text:span text:style-name="a741" text:class-names="">Encodeur DVB-S2</text:span><text:span text:style-name="a742" text:class-names=""/></text:p>
          </draw:text-box>
          <svg:title/>
          <svg:desc/>
        </draw:frame>
        <draw:custom-shape svg:width="0.15789in" svg:height="0.99561in" draw:id="id179" draw:style-name="a747" draw:transform="translate(-0.07895in -0.49781in) rotate(-4.71239) translate(7.73549in 6.12853in)" draw:name="Left Brace 29">
          <svg:title/>
          <svg:desc/>
          <text:p text:style-name="a746" text:class-names="" text:cond-style-name=""><text:span text:style-name="a745" text:class-names=""/></text:p>
          <draw:enhanced-geometry xmlns:dr3d="urn:oasis:names:tc:opendocument:xmlns:dr3d:1.0" draw:path-stretchpoint-x="21600" draw:path-stretchpoint-y="21600" draw:type="non-primitive" svg:viewBox="0 0 21600 21600" draw:enhanced-path="S M ?f3 ?f5 A ?f68 ?f69 ?f70 ?f71 ?f3 ?f5 ?f65 ?f67  W ?f72 ?f73 ?f74 ?f75 ?f3 ?f5 ?f65 ?f67 L ?f9 ?f16 A ?f115 ?f116 ?f117 ?f118 ?f9 ?f16 ?f112 ?f114  W ?f119 ?f120 ?f121 ?f122 ?f9 ?f16 ?f112 ?f114 A ?f145 ?f146 ?f147 ?f148 ?f112 ?f114 ?f142 ?f144  W ?f149 ?f150 ?f151 ?f152 ?f112 ?f114 ?f142 ?f144 L ?f9 ?f14 A ?f188 ?f189 ?f190 ?f191 ?f9 ?f14 ?f185 ?f187  W ?f192 ?f193 ?f194 ?f195 ?f9 ?f14 ?f185 ?f187 Z N F M ?f3 ?f5 A ?f68 ?f69 ?f70 ?f71 ?f3 ?f5 ?f65 ?f67  W ?f72 ?f73 ?f74 ?f75 ?f3 ?f5 ?f65 ?f67 L ?f9 ?f16 A ?f115 ?f116 ?f117 ?f118 ?f9 ?f16 ?f112 ?f114  W ?f119 ?f120 ?f121 ?f122 ?f9 ?f16 ?f112 ?f114 A ?f145 ?f146 ?f147 ?f148 ?f112 ?f114 ?f142 ?f144  W ?f149 ?f150 ?f151 ?f152 ?f112 ?f114 ?f142 ?f144 L ?f9 ?f14 A ?f188 ?f189 ?f190 ?f191 ?f9 ?f14 ?f185 ?f187  W ?f192 ?f193 ?f194 ?f195 ?f9 ?f14 ?f185 ?f187 N" draw:text-areas="?f26 ?f27 ?f3 ?f28" draw:glue-points="?f3 ?f4 ?f2 ?f15 ?f3 ?f5" draw:glue-point-leaving-directions="-180, -270, -360" draw:modifiers="8333 5000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?f7 / 2"/>
            <draw:equation draw:name="f9" draw:formula="?f2 + ?f8"/>
            <draw:equation draw:name="f10" draw:formula="min(?f7, ?f6)"/>
            <draw:equation draw:name="f11" draw:formula="5419351 / 1725033"/>
            <draw:equation draw:name="f12" draw:formula="$1"/>
            <draw:equation draw:name="f13" draw:formula="$0"/>
            <draw:equation draw:name="f14" draw:formula="?f10 * ?f13 / 100000"/>
            <draw:equation draw:name="f15" draw:formula="?f6 * ?f12 / 100000"/>
            <draw:equation draw:name="f16" draw:formula="?f15 + ?f14"/>
            <draw:equation draw:name="f17" draw:formula="2700000 + ?f1"/>
            <draw:equation draw:name="f18" draw:formula="?f17 * ?f11 / ?f0"/>
            <draw:equation draw:name="f19" draw:formula="0 - ?f18"/>
            <draw:equation draw:name="f20" draw:formula="sin(?f19)"/>
            <draw:equation draw:name="f21" draw:formula="0 - ?f20"/>
            <draw:equation draw:name="f22" draw:formula="?f21 * ?f8"/>
            <draw:equation draw:name="f23" draw:formula="cos(?f19)"/>
            <draw:equation draw:name="f24" draw:formula="0 - ?f23"/>
            <draw:equation draw:name="f25" draw:formula="?f24 * ?f14"/>
            <draw:equation draw:name="f26" draw:formula="?f3 - ?f22"/>
            <draw:equation draw:name="f27" draw:formula="?f14 - ?f25"/>
            <draw:equation draw:name="f28" draw:formula="?f5 + ?f25 - ?f14"/>
            <draw:equation draw:name="f29" draw:formula="21550000 - ?f1"/>
            <draw:equation draw:name="f30" draw:formula="if(?f29, ?f1, 21550000)"/>
            <draw:equation draw:name="f31" draw:formula="-21550000 - ?f30"/>
            <draw:equation draw:name="f32" draw:formula="if(?f31, -21550000, ?f30)"/>
            <draw:equation draw:name="f33" draw:formula="?f1 + ?f32"/>
            <draw:equation draw:name="f34" draw:formula="?f1 + ?f1"/>
            <draw:equation draw:name="f35" draw:formula="?f34 * ?f11 / ?f0"/>
            <draw:equation draw:name="f36" draw:formula="0 - ?f35"/>
            <draw:equation draw:name="f37" draw:formula="cos(?f36)"/>
            <draw:equation draw:name="f38" draw:formula="0 - ?f37"/>
            <draw:equation draw:name="f39" draw:formula="?f38 * ?f8"/>
            <draw:equation draw:name="f40" draw:formula="sin(?f36)"/>
            <draw:equation draw:name="f41" draw:formula="0 - ?f40"/>
            <draw:equation draw:name="f42" draw:formula="?f41 * ?f14"/>
            <draw:equation draw:name="f43" draw:formula="sqrt(?f39 * ?f39 + ?f42 * ?f42 + 0 * 0)"/>
            <draw:equation draw:name="f44" draw:formula="?f8 * ?f14 / ?f43"/>
            <draw:equation draw:name="f45" draw:formula="?f41 * ?f44"/>
            <draw:equation draw:name="f46" draw:formula="?f3 - ?f45"/>
            <draw:equation draw:name="f47" draw:formula="?f38 * ?f44"/>
            <draw:equation draw:name="f48" draw:formula="?f5 - ?f47"/>
            <draw:equation draw:name="f49" draw:formula="?f46 - ?f8"/>
            <draw:equation draw:name="f50" draw:formula="?f48 - ?f14"/>
            <draw:equation draw:name="f51" draw:formula="?f46 + ?f8"/>
            <draw:equation draw:name="f52" draw:formula="?f48 + ?f14"/>
            <draw:equation draw:name="f53" draw:formula="?f33 + ?f1"/>
            <draw:equation draw:name="f54" draw:formula="?f53 * ?f11 / ?f0"/>
            <draw:equation draw:name="f55" draw:formula="0 - ?f54"/>
            <draw:equation draw:name="f56" draw:formula="cos(?f55)"/>
            <draw:equation draw:name="f57" draw:formula="0 - ?f56"/>
            <draw:equation draw:name="f58" draw:formula="?f57 * ?f8"/>
            <draw:equation draw:name="f59" draw:formula="sin(?f55)"/>
            <draw:equation draw:name="f60" draw:formula="0 - ?f59"/>
            <draw:equation draw:name="f61" draw:formula="?f60 * ?f14"/>
            <draw:equation draw:name="f62" draw:formula="sqrt(?f58 * ?f58 + ?f61 * ?f61 + 0 * 0)"/>
            <draw:equation draw:name="f63" draw:formula="?f8 * ?f14 / ?f62"/>
            <draw:equation draw:name="f64" draw:formula="?f60 * ?f63"/>
            <draw:equation draw:name="f65" draw:formula="?f46 + ?f64"/>
            <draw:equation draw:name="f66" draw:formula="?f57 * ?f63"/>
            <draw:equation draw:name="f67" draw:formula="?f48 + ?f66"/>
            <draw:equation draw:name="f68" draw:formula="if(?f32, ?f3, ?f49)"/>
            <draw:equation draw:name="f69" draw:formula="if(?f32, ?f5, ?f50)"/>
            <draw:equation draw:name="f70" draw:formula="if(?f32, ?f3, ?f51)"/>
            <draw:equation draw:name="f71" draw:formula="if(?f32, ?f5, ?f52)"/>
            <draw:equation draw:name="f72" draw:formula="if(?f32, ?f49, ?f65)"/>
            <draw:equation draw:name="f73" draw:formula="if(?f32, ?f50, ?f67)"/>
            <draw:equation draw:name="f74" draw:formula="if(?f32, ?f51, ?f65)"/>
            <draw:equation draw:name="f75" draw:formula="if(?f32, ?f52, ?f67)"/>
            <draw:equation draw:name="f76" draw:formula="21550000 - -5400000"/>
            <draw:equation draw:name="f77" draw:formula="if(?f76, -5400000, 21550000)"/>
            <draw:equation draw:name="f78" draw:formula="-21550000 - ?f77"/>
            <draw:equation draw:name="f79" draw:formula="if(?f78, -21550000, ?f77)"/>
            <draw:equation draw:name="f80" draw:formula="0 + ?f79"/>
            <draw:equation draw:name="f81" draw:formula="0 + ?f1"/>
            <draw:equation draw:name="f82" draw:formula="?f81 * ?f11 / ?f0"/>
            <draw:equation draw:name="f83" draw:formula="0 - ?f82"/>
            <draw:equation draw:name="f84" draw:formula="cos(?f83)"/>
            <draw:equation draw:name="f85" draw:formula="0 - ?f84"/>
            <draw:equation draw:name="f86" draw:formula="?f85 * ?f8"/>
            <draw:equation draw:name="f87" draw:formula="sin(?f83)"/>
            <draw:equation draw:name="f88" draw:formula="0 - ?f87"/>
            <draw:equation draw:name="f89" draw:formula="?f88 * ?f14"/>
            <draw:equation draw:name="f90" draw:formula="sqrt(?f86 * ?f86 + ?f89 * ?f89 + 0 * 0)"/>
            <draw:equation draw:name="f91" draw:formula="?f8 * ?f14 / ?f90"/>
            <draw:equation draw:name="f92" draw:formula="?f88 * ?f91"/>
            <draw:equation draw:name="f93" draw:formula="?f9 - ?f92"/>
            <draw:equation draw:name="f94" draw:formula="?f85 * ?f91"/>
            <draw:equation draw:name="f95" draw:formula="?f16 - ?f94"/>
            <draw:equation draw:name="f96" draw:formula="?f93 - ?f8"/>
            <draw:equation draw:name="f97" draw:formula="?f95 - ?f14"/>
            <draw:equation draw:name="f98" draw:formula="?f93 + ?f8"/>
            <draw:equation draw:name="f99" draw:formula="?f95 + ?f14"/>
            <draw:equation draw:name="f100" draw:formula="?f80 + ?f1"/>
            <draw:equation draw:name="f101" draw:formula="?f100 * ?f11 / ?f0"/>
            <draw:equation draw:name="f102" draw:formula="0 - ?f101"/>
            <draw:equation draw:name="f103" draw:formula="cos(?f102)"/>
            <draw:equation draw:name="f104" draw:formula="0 - ?f103"/>
            <draw:equation draw:name="f105" draw:formula="?f104 * ?f8"/>
            <draw:equation draw:name="f106" draw:formula="sin(?f102)"/>
            <draw:equation draw:name="f107" draw:formula="0 - ?f106"/>
            <draw:equation draw:name="f108" draw:formula="?f107 * ?f14"/>
            <draw:equation draw:name="f109" draw:formula="sqrt(?f105 * ?f105 + ?f108 * ?f108 + 0 * 0)"/>
            <draw:equation draw:name="f110" draw:formula="?f8 * ?f14 / ?f109"/>
            <draw:equation draw:name="f111" draw:formula="?f107 * ?f110"/>
            <draw:equation draw:name="f112" draw:formula="?f93 + ?f111"/>
            <draw:equation draw:name="f113" draw:formula="?f104 * ?f110"/>
            <draw:equation draw:name="f114" draw:formula="?f95 + ?f113"/>
            <draw:equation draw:name="f115" draw:formula="if(?f79, ?f9, ?f96)"/>
            <draw:equation draw:name="f116" draw:formula="if(?f79, ?f16, ?f97)"/>
            <draw:equation draw:name="f117" draw:formula="if(?f79, ?f9, ?f98)"/>
            <draw:equation draw:name="f118" draw:formula="if(?f79, ?f16, ?f99)"/>
            <draw:equation draw:name="f119" draw:formula="if(?f79, ?f96, ?f112)"/>
            <draw:equation draw:name="f120" draw:formula="if(?f79, ?f97, ?f114)"/>
            <draw:equation draw:name="f121" draw:formula="if(?f79, ?f98, ?f112)"/>
            <draw:equation draw:name="f122" draw:formula="if(?f79, ?f99, ?f114)"/>
            <draw:equation draw:name="f123" draw:formula="?f1 + ?f79"/>
            <draw:equation draw:name="f124" draw:formula="?f112 - ?f45"/>
            <draw:equation draw:name="f125" draw:formula="?f114 - ?f47"/>
            <draw:equation draw:name="f126" draw:formula="?f124 - ?f8"/>
            <draw:equation draw:name="f127" draw:formula="?f125 - ?f14"/>
            <draw:equation draw:name="f128" draw:formula="?f124 + ?f8"/>
            <draw:equation draw:name="f129" draw:formula="?f125 + ?f14"/>
            <draw:equation draw:name="f130" draw:formula="?f123 + ?f1"/>
            <draw:equation draw:name="f131" draw:formula="?f130 * ?f11 / ?f0"/>
            <draw:equation draw:name="f132" draw:formula="0 - ?f131"/>
            <draw:equation draw:name="f133" draw:formula="cos(?f132)"/>
            <draw:equation draw:name="f134" draw:formula="0 - ?f133"/>
            <draw:equation draw:name="f135" draw:formula="?f134 * ?f8"/>
            <draw:equation draw:name="f136" draw:formula="sin(?f132)"/>
            <draw:equation draw:name="f137" draw:formula="0 - ?f136"/>
            <draw:equation draw:name="f138" draw:formula="?f137 * ?f14"/>
            <draw:equation draw:name="f139" draw:formula="sqrt(?f135 * ?f135 + ?f138 * ?f138 + 0 * 0)"/>
            <draw:equation draw:name="f140" draw:formula="?f8 * ?f14 / ?f139"/>
            <draw:equation draw:name="f141" draw:formula="?f137 * ?f140"/>
            <draw:equation draw:name="f142" draw:formula="?f124 + ?f141"/>
            <draw:equation draw:name="f143" draw:formula="?f134 * ?f140"/>
            <draw:equation draw:name="f144" draw:formula="?f125 + ?f143"/>
            <draw:equation draw:name="f145" draw:formula="if(?f79, ?f112, ?f126)"/>
            <draw:equation draw:name="f146" draw:formula="if(?f79, ?f114, ?f127)"/>
            <draw:equation draw:name="f147" draw:formula="if(?f79, ?f112, ?f128)"/>
            <draw:equation draw:name="f148" draw:formula="if(?f79, ?f114, ?f129)"/>
            <draw:equation draw:name="f149" draw:formula="if(?f79, ?f126, ?f142)"/>
            <draw:equation draw:name="f150" draw:formula="if(?f79, ?f127, ?f144)"/>
            <draw:equation draw:name="f151" draw:formula="if(?f79, ?f128, ?f142)"/>
            <draw:equation draw:name="f152" draw:formula="if(?f79, ?f129, ?f144)"/>
            <draw:equation draw:name="f153" draw:formula="?f0 + ?f32"/>
            <draw:equation draw:name="f154" draw:formula="?f0 + ?f1"/>
            <draw:equation draw:name="f155" draw:formula="?f154 * ?f11 / ?f0"/>
            <draw:equation draw:name="f156" draw:formula="0 - ?f155"/>
            <draw:equation draw:name="f157" draw:formula="cos(?f156)"/>
            <draw:equation draw:name="f158" draw:formula="0 - ?f157"/>
            <draw:equation draw:name="f159" draw:formula="?f158 * ?f8"/>
            <draw:equation draw:name="f160" draw:formula="sin(?f156)"/>
            <draw:equation draw:name="f161" draw:formula="0 - ?f160"/>
            <draw:equation draw:name="f162" draw:formula="?f161 * ?f14"/>
            <draw:equation draw:name="f163" draw:formula="sqrt(?f159 * ?f159 + ?f162 * ?f162 + 0 * 0)"/>
            <draw:equation draw:name="f164" draw:formula="?f8 * ?f14 / ?f163"/>
            <draw:equation draw:name="f165" draw:formula="?f161 * ?f164"/>
            <draw:equation draw:name="f166" draw:formula="?f9 - ?f165"/>
            <draw:equation draw:name="f167" draw:formula="?f158 * ?f164"/>
            <draw:equation draw:name="f168" draw:formula="?f14 - ?f167"/>
            <draw:equation draw:name="f169" draw:formula="?f166 - ?f8"/>
            <draw:equation draw:name="f170" draw:formula="?f168 - ?f14"/>
            <draw:equation draw:name="f171" draw:formula="?f166 + ?f8"/>
            <draw:equation draw:name="f172" draw:formula="?f168 + ?f14"/>
            <draw:equation draw:name="f173" draw:formula="?f153 + ?f1"/>
            <draw:equation draw:name="f174" draw:formula="?f173 * ?f11 / ?f0"/>
            <draw:equation draw:name="f175" draw:formula="0 - ?f174"/>
            <draw:equation draw:name="f176" draw:formula="cos(?f175)"/>
            <draw:equation draw:name="f177" draw:formula="0 - ?f176"/>
            <draw:equation draw:name="f178" draw:formula="?f177 * ?f8"/>
            <draw:equation draw:name="f179" draw:formula="sin(?f175)"/>
            <draw:equation draw:name="f180" draw:formula="0 - ?f179"/>
            <draw:equation draw:name="f181" draw:formula="?f180 * ?f14"/>
            <draw:equation draw:name="f182" draw:formula="sqrt(?f178 * ?f178 + ?f181 * ?f181 + 0 * 0)"/>
            <draw:equation draw:name="f183" draw:formula="?f8 * ?f14 / ?f182"/>
            <draw:equation draw:name="f184" draw:formula="?f180 * ?f183"/>
            <draw:equation draw:name="f185" draw:formula="?f166 + ?f184"/>
            <draw:equation draw:name="f186" draw:formula="?f177 * ?f183"/>
            <draw:equation draw:name="f187" draw:formula="?f168 + ?f186"/>
            <draw:equation draw:name="f188" draw:formula="if(?f32, ?f9, ?f169)"/>
            <draw:equation draw:name="f189" draw:formula="if(?f32, ?f14, ?f170)"/>
            <draw:equation draw:name="f190" draw:formula="if(?f32, ?f9, ?f171)"/>
            <draw:equation draw:name="f191" draw:formula="if(?f32, ?f14, ?f172)"/>
            <draw:equation draw:name="f192" draw:formula="if(?f32, ?f169, ?f185)"/>
            <draw:equation draw:name="f193" draw:formula="if(?f32, ?f170, ?f187)"/>
            <draw:equation draw:name="f194" draw:formula="if(?f32, ?f171, ?f185)"/>
            <draw:equation draw:name="f195" draw:formula="if(?f32, ?f172, ?f187)"/>
          </draw:enhanced-geometry>
        </draw:custom-shap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424" draw:style="linear" draw:angle="0" draw:start-color="#b5d5a7" draw:end-color="#aace99" draw:start-intensity="100%" draw:end-intensity="100%"/>
    <draw:gradient draw:name="a432" draw:style="linear" draw:angle="0" draw:start-color="#b5d5a7" draw:end-color="#aace99" draw:start-intensity="100%" draw:end-intensity="100%"/>
    <draw:gradient draw:name="a428" draw:style="linear" draw:angle="0" draw:start-color="#b5d5a7" draw:end-color="#aace99" draw:start-intensity="100%" draw:end-intensity="100%"/>
    <draw:marker draw:name="a456" svg:viewBox="0 0 20 30" svg:d="m10 0-10 30h20z"/>
    <draw:marker draw:name="a681" svg:viewBox="0 0 20 30" svg:d="m10 0-10 30h20z"/>
    <draw:marker draw:name="a507" svg:viewBox="0 0 20 30" svg:d="m10 0-10 30h20z"/>
    <draw:marker draw:name="a683" svg:viewBox="0 0 20 30" svg:d="m10 0-10 30h20z"/>
    <draw:marker draw:name="a434" svg:viewBox="0 0 20 30" svg:d="m10 0-10 30h20z"/>
    <draw:marker draw:name="a509" svg:viewBox="0 0 20 30" svg:d="m10 0-10 30h20z"/>
    <draw:marker draw:name="a436" svg:viewBox="0 0 20 30" svg:d="m10 0-10 30h20z"/>
    <draw:marker draw:name="a411" svg:viewBox="0 0 20 30" svg:d="m10 0-10 30h20z"/>
    <draw:marker draw:name="a438" svg:viewBox="0 0 20 30" svg:d="m10 0-10 30h20z"/>
    <draw:marker draw:name="a712" svg:viewBox="0 0 20 30" svg:d="m10 0-10 30h20z"/>
    <draw:marker draw:name="a713" svg:viewBox="0 0 20 30" svg:d="m10 0-10 30h20z"/>
    <draw:marker draw:name="a715" svg:viewBox="0 0 20 30" svg:d="m10 0-10 30h20z"/>
    <draw:marker draw:name="a716" svg:viewBox="0 0 20 30" svg:d="m10 0-10 30h20z"/>
    <draw:marker draw:name="a718" svg:viewBox="0 0 20 30" svg:d="m10 0-10 30h20z"/>
    <draw:marker draw:name="a719" svg:viewBox="0 0 20 30" svg:d="m10 0-10 30h20z"/>
    <draw:marker draw:name="a601" svg:viewBox="0 0 20 30" svg:d="m10 0-10 30h20z"/>
    <draw:marker draw:name="a603" svg:viewBox="0 0 20 30" svg:d="m10 0-10 30h20z"/>
    <draw:marker draw:name="a605" svg:viewBox="0 0 20 30" svg:d="m10 0-10 30h20z"/>
    <draw:marker draw:name="a607" svg:viewBox="0 0 20 30" svg:d="m10 0-10 30h20z"/>
    <draw:marker draw:name="a511" svg:viewBox="0 0 20 30" svg:d="m10 0-10 30h20z"/>
    <draw:marker draw:name="a513" svg:viewBox="0 0 20 30" svg:d="m10 0-10 30h20z"/>
    <draw:marker draw:name="a538" svg:viewBox="0 0 20 30" svg:d="m10 0-10 30h20z"/>
    <draw:marker draw:name="a691" svg:viewBox="0 0 20 30" svg:d="m10 0-10 30h20z"/>
    <draw:marker draw:name="a693" svg:viewBox="0 0 20 30" svg:d="m10 0-10 30h20z"/>
    <draw:marker draw:name="a468" svg:viewBox="0 0 20 30" svg:d="m10 0-10 30h20z"/>
    <draw:marker draw:name="a695" svg:viewBox="0 0 20 30" svg:d="m10 0-10 30h20z"/>
    <draw:marker draw:name="a697" svg:viewBox="0 0 20 30" svg:d="m10 0-10 30h20z"/>
    <draw:marker draw:name="a398" svg:viewBox="0 0 20 30" svg:d="m10 0-10 30h20z"/>
    <draw:marker draw:name="a699" svg:viewBox="0 0 20 30" svg:d="m10 0-10 30h20z"/>
    <draw:marker draw:name="a400" svg:viewBox="0 0 20 30" svg:d="m10 0-10 30h20z"/>
    <draw:marker draw:name="a675" svg:viewBox="0 0 20 30" svg:d="m10 0-10 30h20z"/>
    <draw:marker draw:name="a701" svg:viewBox="0 0 20 30" svg:d="m10 0-10 30h20z"/>
    <draw:marker draw:name="a677" svg:viewBox="0 0 20 30" svg:d="m10 0-10 30h20z"/>
    <draw:marker draw:name="a402" svg:viewBox="0 0 20 30" svg:d="m10 0-10 30h20z"/>
    <draw:marker draw:name="a703" svg:viewBox="0 0 20 30" svg:d="m10 0-10 30h20z"/>
    <draw:marker draw:name="a679" svg:viewBox="0 0 20 30" svg:d="m10 0-10 30h20z"/>
    <draw:marker draw:name="a705" svg:viewBox="0 0 20 30" svg:d="m10 0-10 30h20z"/>
    <draw:marker draw:name="a407" svg:viewBox="0 0 20 30" svg:d="m10 0-10 30h20z"/>
    <draw:marker draw:name="a707" svg:viewBox="0 0 20 30" svg:d="m10 0-10 30h20z"/>
    <draw:marker draw:name="a409" svg:viewBox="0 0 20 30" svg:d="m10 0-10 30h20z"/>
    <draw:marker draw:name="a709" svg:viewBox="0 0 20 30" svg:d="m10 0-10 30h20z"/>
    <draw:marker draw:name="a540" svg:viewBox="0 0 20 30" svg:d="m10 0-10 30h20z"/>
    <draw:marker draw:name="a543" svg:viewBox="0 0 20 30" svg:d="m10 0-10 30h20z"/>
    <draw:marker draw:name="a524" svg:viewBox="0 0 20 30" svg:d="m10 0-10 30h20z"/>
    <draw:marker draw:name="a452" svg:viewBox="0 0 20 30" svg:d="m10 0-10 30h20z"/>
    <draw:marker draw:name="a454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1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15/04/2021</text:date></text:span></text:p>
        </draw:text-box>
        <svg:title/>
        <svg:desc/>
      </draw:frame>
      <draw:frame draw:id="id3" presentation:style-name="a28" draw:name="Footer Placehold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presentation:style-name="a36" draw:name="Title 1" svg:x="1.66667in" svg:y="1.22743in" svg:width="10in" svg:height="2.61111in" presentation:class="title" presentation:placeholder="false">
        <draw:text-box>
          <text:p text:style-name="a35" text:class-names="" text:cond-style-name=""><text:span text:style-name="a33" text:class-names="">Click to edit Master title style</text:span><text:span text:style-name="a34" text:class-names=""/></text:p>
        </draw:text-box>
        <svg:title/>
        <svg:desc/>
      </draw:frame>
      <draw:frame draw:id="id6" presentation:style-name="a40" draw:name="Subtitle 2" svg:x="1.66667in" svg:y="3.93924in" svg:width="10in" svg:height="1.81076in" presentation:class="subtitle" presentation:placeholder="false">
        <draw:text-box>
          <text:p text:style-name="a39" text:class-names="" text:cond-style-name=""><text:span text:style-name="a37" text:class-names="">Click to edit Master subtitle style</text:span><text:span text:style-name="a38" text:class-names=""/></text:p>
        </draw:text-box>
        <svg:title/>
        <svg:desc/>
      </draw:frame>
      <draw:frame draw:id="id7" presentation:style-name="a44" draw:name="Date Placeholder 3" svg:x="0.91667in" svg:y="6.95139in" svg:width="3in" svg:height="0.39931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15/04/2021</text:date></text:span></text:p>
        </draw:text-box>
        <svg:title/>
        <svg:desc/>
      </draw:frame>
      <draw:frame draw:id="id8" presentation:style-name="a47" draw:name="Footer Placeholder 4" svg:x="4.41667in" svg:y="6.95139in" svg:width="4.5in" svg:height="0.39931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Slide Number Placeholder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51">
      <draw:frame draw:id="id10" presentation:style-name="a55" draw:name="Title 1" svg:x="0.91667in" svg:y="0.39931in" svg:width="11.5in" svg:height="1.44965in" presentation:class="title" presentation:placeholder="false">
        <draw:text-box>
          <text:p text:style-name="a54" text:class-names="" text:cond-style-name=""><text:span text:style-name="a52" text:class-names="">Click to edit Master title style</text:span><text:span text:style-name="a53" text:class-names=""/></text:p>
        </draw:text-box>
        <svg:title/>
        <svg:desc/>
      </draw:frame>
      <draw:frame draw:id="id11" presentation:style-name="a72" draw:name="Content Placeholder 2" svg:x="0.91667in" svg:y="1.99653in" svg:width="11.5in" svg:height="4.75868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Click to edit Master text styles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Second level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Third level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Fifth level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Date Placeholder 3" svg:x="0.91667in" svg:y="6.95139in" svg:width="3in" svg:height="0.39931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15/04/2021</text:date></text:span></text:p>
        </draw:text-box>
        <svg:title/>
        <svg:desc/>
      </draw:frame>
      <draw:frame draw:id="id13" presentation:style-name="a79" draw:name="Footer Placeholder 4" svg:x="4.41667in" svg:y="6.95139in" svg:width="4.5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Slide Number Placehold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83">
      <draw:frame draw:id="id15" presentation:style-name="a87" draw:name="Title 1" svg:x="0.90972in" svg:y="1.86979in" svg:width="11.5in" svg:height="3.11979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6" presentation:style-name="a91" draw:name="Text Placeholder 2" svg:x="0.90972in" svg:y="5.0191in" svg:width="11.5in" svg:height="1.64062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Click to edit Master text styles</text:span></text:p>
            </text:list-item>
          </text:list>
        </draw:text-box>
        <svg:title/>
        <svg:desc/>
      </draw:frame>
      <draw:frame draw:id="id17" presentation:style-name="a95" draw:name="Date Placeholder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15/04/2021</text:date></text:span></text:p>
        </draw:text-box>
        <svg:title/>
        <svg:desc/>
      </draw:frame>
      <draw:frame draw:id="id18" presentation:style-name="a98" draw:name="Footer Placeholder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Slide Number Placeholder 5" svg:x="9.41667in" svg:y="6.95139in" svg:width="3in" svg:height="0.39931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02">
      <draw:frame draw:id="id20" presentation:style-name="a106" draw:name="Title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3" text:class-names="">Click to edit Master title style</text:span><text:span text:style-name="a104" text:class-names=""/></text:p>
        </draw:text-box>
        <svg:title/>
        <svg:desc/>
      </draw:frame>
      <draw:frame draw:id="id21" presentation:style-name="a123" draw:name="Content Placeholder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Click to edit Master text styles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Second level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Fifth level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Content Placeholder 3" svg:x="6.75in" svg:y="1.99653in" svg:width="5.66667in" svg:height="4.75868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Click to edit Master text styles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Second level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Third level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Fifth level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Date Placeholder 4" svg:x="0.91667in" svg:y="6.95139in" svg:width="3in" svg:height="0.39931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15/04/2021</text:date></text:span></text:p>
        </draw:text-box>
        <svg:title/>
        <svg:desc/>
      </draw:frame>
      <draw:frame draw:id="id24" presentation:style-name="a147" draw:name="Footer Placeholder 5" svg:x="4.41667in" svg:y="6.95139in" svg:width="4.5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Slide Number Placeholder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51">
      <draw:frame draw:id="id26" presentation:style-name="a155" draw:name="Title 1" svg:x="0.9184in" svg:y="0.39931in" svg:width="11.5in" svg:height="1.44965in" presentation:class="title" presentation:placeholder="false">
        <draw:text-box>
          <text:p text:style-name="a154" text:class-names="" text:cond-style-name=""><text:span text:style-name="a152" text:class-names="">Click to edit Master title style</text:span><text:span text:style-name="a153" text:class-names=""/></text:p>
        </draw:text-box>
        <svg:title/>
        <svg:desc/>
      </draw:frame>
      <draw:frame draw:id="id27" presentation:style-name="a159" draw:name="Text Placeholder 2" svg:x="0.9184in" svg:y="1.83854in" svg:width="5.64062in" svg:height="0.90104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Click to edit Master text styles</text:span></text:p>
            </text:list-item>
          </text:list>
        </draw:text-box>
        <svg:title/>
        <svg:desc/>
      </draw:frame>
      <draw:frame draw:id="id28" presentation:style-name="a176" draw:name="Content Placeholder 3" svg:x="0.9184in" svg:y="2.73958in" svg:width="5.64062in" svg:height="4.02951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Click to edit Master text styles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Second level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Third level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Fifth level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0" draw:name="Text Placeholder 4" svg:x="6.75in" svg:y="1.83854in" svg:width="5.6684in" svg:height="0.90104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Click to edit Master text styles</text:span></text:p>
            </text:list-item>
          </text:list>
        </draw:text-box>
        <svg:title/>
        <svg:desc/>
      </draw:frame>
      <draw:frame draw:id="id30" presentation:style-name="a197" draw:name="Content Placeholder 5" svg:x="6.75in" svg:y="2.73958in" svg:width="5.6684in" svg:height="4.02951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Click to edit Master text styles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Second level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Third level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Fifth level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1" draw:name="Date Placeholder 6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8" text:class-names=""><text:date text:fixed="false" style:data-style-name="a199">15/04/2021</text:date></text:span></text:p>
        </draw:text-box>
        <svg:title/>
        <svg:desc/>
      </draw:frame>
      <draw:frame draw:id="id32" presentation:style-name="a204" draw:name="Footer Placeholder 7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3" presentation:style-name="a207" draw:name="Slide Number Placeholder 8" svg:x="9.41667in" svg:y="6.95139in" svg:width="3in" svg:height="0.39931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08">
      <draw:frame draw:id="id34" presentation:style-name="a212" draw:name="Title 1" svg:x="0.91667in" svg:y="0.39931in" svg:width="11.5in" svg:height="1.44965in" presentation:class="title" presentation:placeholder="false">
        <draw:text-box>
          <text:p text:style-name="a211" text:class-names="" text:cond-style-name=""><text:span text:style-name="a209" text:class-names="">Click to edit Master title style</text:span><text:span text:style-name="a210" text:class-names=""/></text:p>
        </draw:text-box>
        <svg:title/>
        <svg:desc/>
      </draw:frame>
      <draw:frame draw:id="id35" presentation:style-name="a216" draw:name="Date Placeholder 2" svg:x="0.91667in" svg:y="6.95139in" svg:width="3in" svg:height="0.39931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15/04/2021</text:date></text:span></text:p>
        </draw:text-box>
        <svg:title/>
        <svg:desc/>
      </draw:frame>
      <draw:frame draw:id="id36" presentation:style-name="a219" draw:name="Footer Placeholder 3" svg:x="4.41667in" svg:y="6.95139in" svg:width="4.5in" svg:height="0.39931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7" presentation:style-name="a222" draw:name="Slide Number Placeholder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23">
      <draw:frame draw:id="id38" presentation:style-name="a227" draw:name="Date Placeholder 1" svg:x="0.91667in" svg:y="6.95139in" svg:width="3in" svg:height="0.39931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15/04/2021</text:date></text:span></text:p>
        </draw:text-box>
        <svg:title/>
        <svg:desc/>
      </draw:frame>
      <draw:frame draw:id="id39" presentation:style-name="a230" draw:name="Footer Placeholder 2" svg:x="4.41667in" svg:y="6.95139in" svg:width="4.5in" svg:height="0.39931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Slide Number Placeholder 3" svg:x="9.41667in" svg:y="6.95139in" svg:width="3in" svg:height="0.39931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34">
      <draw:frame draw:id="id41" presentation:style-name="a238" draw:name="Title 1" svg:x="0.9184in" svg:y="0.5in" svg:width="4.30035in" svg:height="1.75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title/>
        <svg:desc/>
      </draw:frame>
      <draw:frame draw:id="id42" presentation:style-name="a255" draw:name="Content Placeholder 2" svg:x="5.6684in" svg:y="1.07986in" svg:width="6.75in" svg:height="5.32986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Click to edit Master text styles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ext Placeholder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44" presentation:style-name="a263" draw:name="Date Placeholder 4" svg:x="0.91667in" svg:y="6.95139in" svg:width="3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15/04/2021</text:date></text:span></text:p>
        </draw:text-box>
        <svg:title/>
        <svg:desc/>
      </draw:frame>
      <draw:frame draw:id="id45" presentation:style-name="a266" draw:name="Footer Placeholder 5" svg:x="4.41667in" svg:y="6.95139in" svg:width="4.5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6" presentation:style-name="a269" draw:name="Slide Number Placeholder 6" svg:x="9.41667in" svg:y="6.95139in" svg:width="3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70">
      <draw:frame draw:id="id47" presentation:style-name="a274" draw:name="Title 1" svg:x="0.9184in" svg:y="0.5in" svg:width="4.30035in" svg:height="1.75in" presentation:class="title" presentation:placeholder="false">
        <draw:text-box>
          <text:p text:style-name="a273" text:class-names="" text:cond-style-name=""><text:span text:style-name="a271" text:class-names="">Click to edit Master title style</text:span><text:span text:style-name="a272" text:class-names=""/></text:p>
        </draw:text-box>
        <svg:title/>
        <svg:desc/>
      </draw:frame>
      <draw:frame draw:id="id48" presentation:style-name="a277" draw:name="Picture Placeholder 2" svg:x="5.6684in" svg:y="1.07986in" svg:width="6.75in" svg:height="5.32986in" presentation:class="graphic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49" presentation:style-name="a281" draw:name="Text Placeholder 3" svg:x="0.9184in" svg:y="2.25in" svg:width="4.30035in" svg:height="4.1684in" presentation:class="outline" presentation:placeholder="false">
        <draw:text-box>
          <text:list text:style-name="a280">
            <text:list-item>
              <text:p text:style-name="a279" text:class-names="" text:cond-style-name=""><text:span text:style-name="a278" text:class-names="">Click to edit Master text styles</text:span></text:p>
            </text:list-item>
          </text:list>
        </draw:text-box>
        <svg:title/>
        <svg:desc/>
      </draw:frame>
      <draw:frame draw:id="id50" presentation:style-name="a285" draw:name="Date Placeholder 4" svg:x="0.91667in" svg:y="6.95139in" svg:width="3in" svg:height="0.39931in" presentation:class="date-time" presentation:placeholder="false">
        <draw:text-box>
          <text:p text:style-name="a284" text:class-names="" text:cond-style-name=""><text:span text:style-name="a282" text:class-names=""><text:date text:fixed="false" style:data-style-name="a283">15/04/2021</text:date></text:span></text:p>
        </draw:text-box>
        <svg:title/>
        <svg:desc/>
      </draw:frame>
      <draw:frame draw:id="id51" presentation:style-name="a288" draw:name="Footer Placeholder 5" svg:x="4.41667in" svg:y="6.95139in" svg:width="4.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52" presentation:style-name="a291" draw:name="Slide Number Placeholder 6" svg:x="9.41667in" svg:y="6.95139in" svg:width="3in" svg:height="0.39931in" presentation:class="page-number" presentation:placeholder="false">
        <draw:text-box>
          <text:p text:style-name="a290" text:class-names="" text:cond-style-name=""><text:span text:style-name="a289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92">
      <draw:frame draw:id="id53" presentation:style-name="a296" draw:name="Title 1" svg:x="0.91667in" svg:y="0.39931in" svg:width="11.5in" svg:height="1.44965in" presentation:class="title" presentation:placeholder="false">
        <draw:text-box>
          <text:p text:style-name="a295" text:class-names="" text:cond-style-name=""><text:span text:style-name="a293" text:class-names="">Click to edit Master title style</text:span><text:span text:style-name="a294" text:class-names=""/></text:p>
        </draw:text-box>
        <svg:title/>
        <svg:desc/>
      </draw:frame>
      <draw:frame draw:id="id54" presentation:style-name="a313" draw:name="Vertical Text Placeholder 2" svg:x="0.91667in" svg:y="1.99653in" svg:width="11.5in" svg:height="4.75868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Click to edit Master text styles</text:span></text:p>
            </text:list-item>
          </text:list>
          <text:list text:style-name="a302">
            <text:list-item>
              <text:list text:style-name="a302">
                <text:list-item>
                  <text:p text:style-name="a301" text:class-names="" text:cond-style-name=""><text:span text:style-name="a300" text:class-names="">Second level</text:span></text:p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p text:style-name="a304" text:class-names="" text:cond-style-name=""><text:span text:style-name="a303" text:class-names="">Third level</text:span></text:p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p text:style-name="a307" text:class-names="" text:cond-style-name=""><text:span text:style-name="a3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list text:style-name="a312">
                            <text:list-item>
                              <text:p text:style-name="a311" text:class-names="" text:cond-style-name=""><text:span text:style-name="a309" text:class-names="">Fifth level</text:span><text:span text:style-name="a3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7" draw:name="Date Placeholder 3" svg:x="0.91667in" svg:y="6.95139in" svg:width="3in" svg:height="0.39931in" presentation:class="date-time" presentation:placeholder="false">
        <draw:text-box>
          <text:p text:style-name="a316" text:class-names="" text:cond-style-name=""><text:span text:style-name="a314" text:class-names=""><text:date text:fixed="false" style:data-style-name="a315">15/04/2021</text:date></text:span></text:p>
        </draw:text-box>
        <svg:title/>
        <svg:desc/>
      </draw:frame>
      <draw:frame draw:id="id56" presentation:style-name="a320" draw:name="Footer Placeholder 4" svg:x="4.41667in" svg:y="6.95139in" svg:width="4.5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7" presentation:style-name="a323" draw:name="Slide Number Placeholder 5" svg:x="9.41667in" svg:y="6.95139in" svg:width="3in" svg:height="0.39931in" presentation:class="page-number" presentation:placeholder="false">
        <draw:text-box>
          <text:p text:style-name="a322" text:class-names="" text:cond-style-name=""><text:span text:style-name="a321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24">
      <draw:frame draw:id="id58" presentation:style-name="a328" draw:name="Vertical Title 1" svg:x="9.54167in" svg:y="0.39931in" svg:width="2.875in" svg:height="6.3559in" presentation:class="title" presentation:placeholder="false">
        <draw:text-box>
          <text:p text:style-name="a327" text:class-names="" text:cond-style-name=""><text:span text:style-name="a325" text:class-names="">Click to edit Master title style</text:span><text:span text:style-name="a326" text:class-names=""/></text:p>
        </draw:text-box>
        <svg:title/>
        <svg:desc/>
      </draw:frame>
      <draw:frame draw:id="id59" presentation:style-name="a345" draw:name="Vertical Text Placeholder 2" svg:x="0.91667in" svg:y="0.39931in" svg:width="8.45833in" svg:height="6.3559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Click to edit Master text styles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Second level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Third level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list text:style-name="a344">
                            <text:list-item>
                              <text:p text:style-name="a343" text:class-names="" text:cond-style-name=""><text:span text:style-name="a341" text:class-names="">Fifth level</text:span><text:span text:style-name="a3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49" draw:name="Date Placeholder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6" text:class-names=""><text:date text:fixed="false" style:data-style-name="a347">15/04/2021</text:date></text:span></text:p>
        </draw:text-box>
        <svg:title/>
        <svg:desc/>
      </draw:frame>
      <draw:frame draw:id="id61" presentation:style-name="a352" draw:name="Footer Placeholder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62" presentation:style-name="a355" draw:name="Slide Number Placeholder 5" svg:x="9.41667in" svg:y="6.95139in" svg:width="3in" svg:height="0.39931in" presentation:class="page-number" presentation:placeholder="false">
        <draw:text-box>
          <text:p text:style-name="a354" text:class-names="" text:cond-style-name=""><text:span text:style-name="a353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Aschareel AKAKPO</meta:initial-creator>
    <dc:creator>Aschareel AKAKPO</dc:creator>
    <meta:creation-date>2021-03-24T16:06:03Z</meta:creation-date>
    <dc:date>2021-04-15T21:59:48Z</dc:date>
    <meta:editing-cycles>23</meta:editing-cycles>
    <meta:editing-duration>PT114537S</meta:editing-duration>
    <meta:document-statistic meta:paragraph-count="79" meta:word-count="140"/>
  </office:meta>
</office:document-meta>
</file>